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poch 1/30</text:p>
      <text:p text:style-name="Standard">^CTraceback (most recent call last):</text:p>
      <text:p text:style-name="Standard"><text:s text:c="2"/>File "/home/pratik/Desktop/Pratik/English-accent-Recognition-main/lstm.py", line 196, in &lt;module&gt;</text:p>
      <text:p text:style-name="Standard"><text:s text:c="4"/>main()</text:p>
      <text:p text:style-name="Standard"><text:s text:c="2"/>File "/home/pratik/Desktop/Pratik/English-accent-Recognition-main/lstm.py", line 140, in main</text:p>
      <text:p text:style-name="Standard"><text:s text:c="4"/>val_loss, val_report = evaluate(model, val_loader, criterion, device)</text:p>
      <text:p text:style-name="Standard"><text:s text:c="2"/>File "/home/pratik/Desktop/Pratik/English-accent-Recognition-main/lstm.py", line 77, in evaluate</text:p>
      <text:p text:style-name="Standard"><text:s text:c="4"/>for features, labels in dataloader:</text:p>
      <text:p text:style-name="Standard"><text:s text:c="2"/>File "/home/pratik/Desktop/Pratik/English-accent-Recognition-main/.venv/lib/python3.8/site-packages/torch/utils/data/dataloader.py", line 630, in __next__</text:p>
      <text:p text:style-name="Standard"><text:s text:c="4"/>data = self._next_data()</text:p>
      <text:p text:style-name="Standard"><text:s text:c="2"/>File "/home/pratik/Desktop/Pratik/English-accent-Recognition-main/.venv/lib/python3.8/site-packages/torch/utils/data/dataloader.py", line 673, in _next_data</text:p>
      <text:p text:style-name="Standard"><text:s text:c="4"/>data = self._dataset_fetcher.fetch(index) <text:s/># may raise StopIteration</text:p>
      <text:p text:style-name="Standard"><text:s text:c="2"/>File "/home/pratik/Desktop/Pratik/English-accent-Recognition-main/.venv/lib/python3.8/site-packages/torch/utils/data/_utils/fetch.py", line 50, in fetch</text:p>
      <text:p text:style-name="Standard"><text:s text:c="4"/>data = self.dataset.__getitems__(possibly_batched_index)</text:p>
      <text:p text:style-name="Standard"><text:s text:c="2"/>File "/home/pratik/Desktop/Pratik/English-accent-Recognition-main/.venv/lib/python3.8/site-packages/torch/utils/data/dataset.py", line 420, in __getitems__</text:p>
      <text:p text:style-name="Standard"><text:s text:c="4"/>return [self.dataset[self.indices[idx]] for idx in indices]</text:p>
      <text:p text:style-name="Standard"><text:s text:c="2"/>File "/home/pratik/Desktop/Pratik/English-accent-Recognition-main/.venv/lib/python3.8/site-packages/torch/utils/data/dataset.py", line 420, in &lt;listcomp&gt;</text:p>
      <text:p text:style-name="Standard"><text:s text:c="4"/>return [self.dataset[self.indices[idx]] for idx in indices]</text:p>
      <text:p text:style-name="Standard"><text:s text:c="2"/>File "/home/pratik/Desktop/Pratik/English-accent-Recognition-main/lstm.py", line 34, in __getitem__</text:p>
      <text:p text:style-name="Standard"><text:s text:c="4"/>features = np.load(self.files[idx])</text:p>
      <text:p text:style-name="Standard"><text:s text:c="2"/>File "/home/pratik/Desktop/Pratik/English-accent-Recognition-main/.venv/lib/python3.8/site-packages/numpy/lib/npyio.py", line 416, in load</text:p>
      <text:p text:style-name="Standard"><text:s text:c="4"/>if magic.startswith(_ZIP_PREFIX) or magic.startswith(_ZIP_SUFFIX):</text:p>
      <text:p text:style-name="Standard">KeyboardInterrupt</text:p>
      <text:p text:style-name="Standard">/home/pratik/Desktop/Pratik/English-accent-Recognition-main/.venv/bin/python /home/pratik/Desktop/Pratik/English-accent-Recognition-main/bi-lstm.py</text:p>
      <text:p text:style-name="Standard"/>
      <text:p text:style-name="Standard">(.venv) (base) pratik@nitk:~/Desktop/Pratik/English-accent-Recognition-main$ /home/pratik/Desktop/Pratik/English-accent-Recognition-main/.venv/bin/python /home/pratik/Desktop/Pratik/English-accent-Recognition-main/bi-lstm.py</text:p>
      <text:p text:style-name="Standard">Epoch 1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4:35&lt;00:00, 67.45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32&lt;00:00, 143.57it/s]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<text:soft-page-break/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Training Loss: 2.3489 | Validation Loss: 2.2833</text:p>
      <text:p text:style-name="Standard">Train Classification Report: {'0': {'precision': 0.05282185177746535, 'recall': 0.040109806313863045, 'f1-score': 0.04559639389736477, 'support': 13114.0}, '1': {'precision': 0.0452452770280997, 'recall': 0.021722560975609755, 'f1-score': 0.029352695813378647, 'support': 13120.0}, '2': {'precision': 0.288501313006902, 'recall': 0.3293189203528085, 'f1-score': 0.3075617656713553, 'support': 75395.0}, '3': {'precision': 0.0, 'recall': 0.0, 'f1-score': 0.0, 'support': 2911.0}, '4': {'precision': 0.022317596566523604, 'recall': 0.007524236724063088, 'f1-score': 0.011254193269126718, 'support': 6911.0}, '5': {'precision': 0.0, 'recall': 0.0, 'f1-score': 0.0, 'support': 840.0}, '6': {'precision': 0.060911815296224706, 'recall': 0.37007110536522303, 'f1-score': 0.10460601446516939, 'support': 9282.0}, '7': {'precision': 0.1257087507087507, 'recall': 0.45028348988745026, 'f1-score': 0.1965463108320251, 'support': 11817.0}, '8': {'precision': 0.013513513513513514, 'recall': 0.00042589437819420784, 'f1-score': 0.0008257638315441783, 'support': 2348.0}, '9': {'precision': 0.003194888178913738, 'recall': 0.000423728813559322, 'f1-score': 0.0007482229704451926, 'support': 2360.0}, '10': {'precision': 0.0, 'recall': 0.0, 'f1-score': 0.0, 'support': 1029.0}, '11': {'precision': 0.5586720706967544, 'recall': 0.3294304098386637, 'f1-score': 0.4144647115591677, 'support': 157745.0}, 'accuracy': 0.29108841520924844, 'macro avg': {'precision': 0.09757392306442898, 'recall': 0.12910917938745292, 'f1-score': 0.09257967269246475, 'support': 296872.0}, 'weighted avg': {'precision': 0.38201647995581034, 'recall': 0.29108841520924844, 'f1-score': 0.3130185296594886, 'support': 296872.0}}</text:p>
      <text:p text:style-name="Standard">Validation Classification Report: {'0': {'precision': 0.052845528455284556, 'recall': 0.0039767513000917715, 'f1-score': 0.007396870554765292, 'support': 3269.0}, '1': {'precision': 0.020618556701030927, 'recall': 0.0006129328838492185, 'f1-score': 0.0011904761904761904, 'support': 3263.0}, '2': {'precision': 0.2997877119035166, 'recall': 0.5159377316530763, 'f1-score': 0.3792251259997275, 'support': 18886.0}, '3': {'precision': 0.015957446808510637, 'recall': 0.00423728813559322, 'f1-score': 0.006696428571428571, 'support': 708.0}, '4': {'precision': 0.0, 'recall': 0.0, 'f1-score': 0.0, 'support': 1723.0}, '5': {'precision': 0.0, 'recall': 0.0, 'f1-score': 0.0, 'support': 256.0}, '6': {'precision': 0.0742531628800424, 'recall': 0.45755102040816326, 'f1-score': 0.12777112896791473, 'support': 2450.0}, '7': {'precision': 0.22785614436395984, 'recall': 0.6014760147601476, 'f1-score': 0.33050691244239633, 'support': 2981.0}, '8': {'precision': 0.0, 'recall': 0.0, 'f1-score': 0.0, 'support': 562.0}, '9': {'precision': 0.0, 'recall': 0.0, 'f1-score': 0.0, 'support': 578.0}, '10': {'precision': 0.0, 'recall': 0.0, 'f1-score': 0.0, 'support': 236.0}, '11': {'precision': 0.5841524353412773, 'recall': 0.2706457029461151, 'f1-score': 0.36990802719196064, 'support': 39306.0}, 'accuracy': 0.31412864803686436, 'macro avg': {'precision': 0.10628924887113518, 'recall': 0.15453645350725306, 'f1-score': 0.10189124749322243, 'support': 74218.0}, 'weighted avg': {'precision': 0.4006436985814134, 'recall': 0.31412864803686436, 'f1-score': 0.31033896067641087, 'support': 74218.0}}</text:p>
      <text:p text:style-name="Standard">Epoch 2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4:33&lt;00:00, 67.96it/s]</text:p>
      <text:p text:style-name="Standard"><text:soft-page-break/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31&lt;00:00, 146.31it/s]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Training Loss: 2.2456 | Validation Loss: 2.2263</text:p>
      <text:p text:style-name="Standard">Train Classification Report: {'0': {'precision': 0.05787794672080209, 'recall': 0.10652737532408113, 'f1-score': 0.07500469786046011, 'support': 13114.0}, '1': {'precision': 0.0652905789502732, 'recall': 0.09016768292682927, 'f1-score': 0.07573866000832292, 'support': 13120.0}, '2': {'precision': 0.3282740020090545, 'recall': 0.31641355527554876, 'f1-score': 0.3222346791295774, 'support': 75395.0}, '3': {'precision': 0.030303030303030304, 'recall': 0.014084507042253521, 'f1-score': 0.019230769230769232, 'support': 2911.0}, '4': {'precision': 0.0378254374733248, 'recall': 0.10259007379539864, 'f1-score': 0.055271876827129224, 'support': 6911.0}, '5': {'precision': 0.0, 'recall': 0.0, 'f1-score': 0.0, 'support': 840.0}, '6': {'precision': 0.07478925700842971, 'recall': 0.49321266968325794, 'f1-score': 0.12988339433143245, 'support': 9282.0}, '7': {'precision': 0.2296210570046589, 'recall': 0.6548193280866548, 'f1-score': 0.3400123033658494, 'support': 11817.0}, '8': {'precision': 0.017699115044247787, 'recall': 0.0017035775127768314, 'f1-score': 0.003108003108003108, 'support': 2348.0}, '9': {'precision': 0.01718213058419244, 'recall': 0.00423728813559322, 'f1-score': 0.006798096532970769, 'support': 2360.0}, '10': {'precision': 0.0, 'recall': 0.0, 'f1-score': 0.0, 'support': 1029.0}, '11': {'precision': 0.5978765559067741, 'recall': 0.25060065295255, 'f1-score': 0.35316978165314655, 'support': 157745.0}, 'accuracy': 0.2662662696380932, 'macro avg': {'precision': 0.12139492591706565, 'recall': 0.16952972589457868, 'f1-score': 0.11503768850397177, 'support': 296872.0}, 'weighted avg': {'precision': 0.4194307191859794, 'recall': 0.2662662696380932, 'f1-score': 0.2953049210806625, 'support': 296872.0}}</text:p>
      <text:p text:style-name="Standard">Validation Classification Report: {'0': {'precision': 0.06663924310983134, 'recall': 0.04955643927806669, 'f1-score': 0.056842105263157895, 'support': 3269.0}, '1': {'precision': 0.06566809754315463, 'recall': 0.22034937174379404, 'f1-score': 0.10118209963411202, 'support': 3263.0}, '2': {'precision': 0.3787956767884714, 'recall': 0.194853330509372, 'f1-score': 0.2573336596622496, 'support': 18886.0}, '3': {'precision': 0.014945652173913044, 'recall': 0.015536723163841809, 'f1-score': 0.015235457063711912, 'support': 708.0}, '4': {'precision': 0.041719964577388566, 'recall': 0.2460824143934997, 'f1-score': 0.07134443883560491, 'support': 1723.0}, '5': {'precision': 0.0, 'recall': 0.0, 'f1-score': 0.0, 'support': 256.0}, '6': {'precision': 0.07100825792414578, 'recall': 0.5861224489795919, 'f1-score': 0.12667048912803777, 'support': 2450.0}, '7': {'precision': 0.3348705214615112, 'recall': 0.6333445152633345, 'f1-score': 0.4381018679661214, 'support': 2981.0}, '8': {'precision': 0.0, 'recall': 0.0, 'f1-score': 0.0, 'support': 562.0}, '9': {'precision': 0.01715686274509804, 'recall': 0.012110726643598616, 'f1-score': 0.014198782961460448, 'support': 578.0}, '10': {'precision': 0.0, 'recall': 0.0, 'f1-score': 0.0, <text:soft-page-break/>'support': 236.0}, '11': {'precision': 0.6114818801578759, 'recall': 0.2167862412863176, 'f1-score': 0.3200916586840968, 'support': 39306.0}, 'accuracy': 0.22700692554366866, 'macro avg': {'precision': 0.13352384637344916, 'recall': 0.18122851760511807, 'f1-score': 0.1167500465998794, 'support': 74218.0}, 'weighted avg': {'precision': 0.4430941491967643, 'recall': 0.22700692554366866, 'f1-score': 0.2656464025016439, 'support': 74218.0}}</text:p>
      <text:p text:style-name="Standard">Epoch 3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4:30&lt;00:00, 68.48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31&lt;00:00, 146.36it/s]</text:p>
      <text:p text:style-name="Standard">Training Loss: 2.1634 | Validation Loss: 2.2135</text:p>
      <text:p text:style-name="Standard">Train Classification Report: {'0': {'precision': 0.06602813738904677, 'recall': 0.14351075186823242, 'f1-score': 0.09044380902035226, 'support': 13114.0}, '1': {'precision': 0.07634370440474782, 'recall': 0.1475609756097561, 'f1-score': 0.10062631565269366, 'support': 13120.0}, '2': {'precision': 0.3623075529795327, 'recall': 0.26530937064792093, 'f1-score': 0.30631292829524137, 'support': 75395.0}, '3': {'precision': 0.038514173998044965, 'recall': 0.06767433871521814, 'f1-score': 0.04909045601794169, 'support': 2911.0}, '4': {'precision': 0.049699799866577715, 'recall': 0.1940384893647808, 'f1-score': 0.07913138406160564, 'support': 6911.0}, '5': {'precision': 0.06779661016949153, 'recall': 0.009523809523809525, 'f1-score': 0.016701461377870562, 'support': 840.0}, '6': {'precision': 0.08692370461036311, 'recall': 0.4590605472958414, 'f1-score': 0.14616994271208536, 'support': 9282.0}, '7': {'precision': 0.3008383411232287, 'recall': 0.6862993991706863, 'f1-score': 0.41831076724693744, 'support': 11817.0}, '8': {'precision': 0.027498804399808705, 'recall': 0.048977853492333905, 'f1-score': 0.03522205206738132, 'support': 2348.0}, '9': {'precision': 0.03888690688547984, 'recall': 0.0923728813559322, 'f1-score': 0.05473261360783329, 'support': 2360.0}, '10': {'precision': 0.024513947590870666, 'recall': 0.028182701652089408, 'f1-score': 0.026220614828209764, 'support': 1029.0}, '11': {'precision': 0.6189317559298327, 'recall': 0.269301721132207, 'f1-score': 0.37530534806366256, 'support': 157745.0}, 'accuracy': 0.27143347974884796, 'macro avg': {'precision': 0.14652361994558546, 'recall': 0.20098440331906733, 'f1-score': 0.1415223077459846, 'support': 296872.0}, 'weighted avg': {'precision': 0.4442083694985726, 'recall': 0.27143347974884796, 'f1-score': 0.31005244811262556, 'support': 296872.0}}</text:p>
      <text:p text:style-name="Standard">Validation Classification Report: {'0': {'precision': 0.06903991370010787, 'recall': 0.13704496788008566, 'f1-score': 0.09182209469153514, 'support': 3269.0}, '1': {'precision': 0.07378696525983347, 'recall': 0.07876187557462458, 'f1-score': 0.07619329973317521, 'support': 3263.0}, '2': {'precision': 0.36244401791426745, 'recall': 0.29995764058032404, 'f1-score': 0.32825356356472357, 'support': 18886.0}, '3': {'precision': 0.037337662337662336, 'recall': 0.03248587570621469, 'f1-score': 0.034743202416918424, 'support': 708.0}, '4': {'precision': 0.05603357817418678, 'recall': 0.15496227510156704, 'f1-score': 0.08230579531442662, 'support': 1723.0}, '5': {'precision': 0.041666666666666664, 'recall': 0.00390625, 'f1-score': 0.007142857142857143, 'support': 256.0}, '6': {'precision': 0.08499687000069556, 'recall': 0.4987755102040816, 'f1-score': 0.14524276460450466, 'support': 2450.0}, '7': {'precision': 0.24237190558434082, 'recall': 0.7061388795706139, 'f1-score': 0.36087776444368247, 'support': 2981.0}, '8': {'precision': 0.035794183445190156, 'recall': 0.05693950177935943, 'f1-score': 0.04395604395604395, 'support': 562.0}, '9': {'precision': 0.030006978367062107, 'recall': 0.07439446366782007, 'f1-score': 0.04276479363500746, 'support': 578.0}, '10': {'precision': 0.0136986301369863, 'recall': 0.00423728813559322, 'f1-score': 0.006472491909385114, 'support': 236.0}, '11': {'precision': 0.6152459293481323, 'recall': 0.27782018012517173, 'f1-score': 0.38278853737621593, 'support': 39306.0}, 'accuracy': <text:soft-page-break/>0.2827346465816918, 'macro avg': {'precision': 0.13853527507792765, 'recall': 0.1937853923604547, 'f1-score': 0.1335469340657063, 'support': 74218.0}, 'weighted avg': {'precision': 0.4392401624533698, 'recall': 0.2827346465816918, 'f1-score': 0.31589207611142844, 'support': 74218.0}}</text:p>
      <text:p text:style-name="Standard">Epoch 4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4:00&lt;00:00, 77.12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31&lt;00:00, 147.21it/s]</text:p>
      <text:p text:style-name="Standard">Training Loss: 2.0473 | Validation Loss: 2.2037</text:p>
      <text:p text:style-name="Standard">Train Classification Report: {'0': {'precision': 0.0753934001726313, 'recall': 0.17317370748818056, 'f1-score': 0.10505134610047182, 'support': 13114.0}, '1': {'precision': 0.08333008231576483, 'recall': 0.1628048780487805, 'f1-score': 0.11023662684179289, 'support': 13120.0}, '2': {'precision': 0.3803431165305623, 'recall': 0.22671264672723657, 'f1-score': 0.28408788724903605, 'support': 75395.0}, '3': {'precision': 0.050641267446246696, 'recall': 0.1844726897973205, 'f1-score': 0.07946725860155382, 'support': 2911.0}, '4': {'precision': 0.05632606849702802, 'recall': 0.25915207639994214, 'f1-score': 0.0925390100237677, 'support': 6911.0}, '5': {'precision': 0.03356481481481482, 'recall': 0.06904761904761905, 'f1-score': 0.045171339563862926, 'support': 840.0}, '6': {'precision': 0.09973647885556532, 'recall': 0.42814048696401635, 'f1-score': 0.1617847619435341, 'support': 9282.0}, '7': {'precision': 0.3421161653823846, 'recall': 0.6988237285266988, 'f1-score': 0.4593519677374495, 'support': 11817.0}, '8': {'precision': 0.04388908512892971, 'recall': 0.2116695059625213, 'f1-score': 0.07270333528379169, 'support': 2348.0}, '9': {'precision': 0.050702456636056825, 'recall': 0.27372881355932205, 'f1-score': 0.08555724786437983, 'support': 2360.0}, '10': {'precision': 0.03919491525423729, 'recall': 0.25170068027210885, 'f1-score': 0.06782768102658111, 'support': 1029.0}, '11': {'precision': 0.6306041016884181, 'recall': 0.22942724016609084, 'f1-score': 0.336447642421538, 'support': 157745.0}, 'accuracy': 0.24829219326847934, 'macro avg': {'precision': 0.15715349606021997, 'recall': 0.2640711727466531, 'f1-score': 0.1583521753881466, 'support': 296872.0}, 'weighted avg': {'precision': 0.4582078313726887, 'recall': 0.24829219326847934, 'f1-score': 0.2883288531968171, 'support': 296872.0}}</text:p>
      <text:p text:style-name="Standard">Validation Classification Report: {'0': {'precision': 0.07493359429609954, 'recall': 0.16396451514224533, 'f1-score': 0.10285933601995777, 'support': 3269.0}, '1': {'precision': 0.07180385288966724, 'recall': 0.15078148942690775, 'f1-score': 0.0972812654473554, 'support': 3263.0}, '2': {'precision': 0.40326458306972035, 'recall': 0.16874933813406756, 'f1-score': 0.2379334801597671, 'support': 18886.0}, '3': {'precision': 0.033486238532110094, 'recall': 0.10310734463276836, 'f1-score': 0.05055401662049861, 'support': 708.0}, '4': {'precision': 0.0414249530190375, 'recall': 0.2942542077771329, 'f1-score': 0.07262569832402235, 'support': 1723.0}, '5': {'precision': 0.017699115044247787, 'recall': 0.03125, 'f1-score': 0.022598870056497175, 'support': 256.0}, '6': {'precision': 0.1057438115837539, 'recall': 0.35918367346938773, 'f1-score': 0.16338655774229482, 'support': 2450.0}, '7': {'precision': 0.4512542022239462, 'recall': 0.5853740355585374, 'f1-score': 0.5096378504672897, 'support': 2981.0}, '8': {'precision': 0.02542016806722689, 'recall': 0.21530249110320285, 'f1-score': 0.04547162720781661, 'support': 562.0}, '9': {'precision': 0.03770063456513625, 'recall': 0.17474048442906576, 'f1-score': 0.062020264046668716, 'support': 578.0}, '10': {'precision': 0.012392755004766444, 'recall': 0.22033898305084745, 'f1-score': 0.02346570397111913, 'support': 236.0}, '11': {'precision': 0.6143224384869629, 'recall': 0.21279194016180736, 'f1-score': 0.31609380019274014, 'support': 39306.0}, 'accuracy': 0.21647039801665363, 'macro avg': {'precision': 0.1574538622318896, 'recall': 0.22331987524049748, 'f1-score': <text:soft-page-break/>0.14199403918800227, 'support': 74218.0}, 'weighted avg': {'precision': 0.45790433460566754, 'recall': 0.21647039801665363, 'f1-score': 0.2657690905164488, 'support': 74218.0}}</text:p>
      <text:p text:style-name="Standard">Epoch 5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4:34&lt;00:00, 67.65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31&lt;00:00, 147.82it/s]</text:p>
      <text:p text:style-name="Standard">Training Loss: 1.9039 | Validation Loss: 2.2424</text:p>
      <text:p text:style-name="Standard">Train Classification Report: {'0': {'precision': 0.0836229984614508, 'recall': 0.22380661888058564, 'f1-score': 0.12175392018584587, 'support': 13114.0}, '1': {'precision': 0.08633436680181254, 'recall': 0.1655487804878049, 'f1-score': 0.1134855530591985, 'support': 13120.0}, '2': {'precision': 0.38947341925090617, 'recall': 0.20522581073015453, 'f1-score': 0.2688081443325834, 'support': 75395.0}, '3': {'precision': 0.0667410558616361, 'recall': 0.32875300583991757, 'f1-score': 0.11095652173913045, 'support': 2911.0}, '4': {'precision': 0.06766102559199413, 'recall': 0.3071914339458834, 'f1-score': 0.11089636439615547, 'support': 6911.0}, '5': {'precision': 0.044921442797079, 'recall': 0.24166666666666667, 'f1-score': 0.07576040306027243, 'support': 840.0}, '6': {'precision': 0.1131863704385864, 'recall': 0.42372333548804136, 'f1-score': 0.1786509198273904, 'support': 9282.0}, '7': {'precision': 0.36371427347131163, 'recall': 0.7182872133367183, 'f1-score': 0.4829037947317517, 'support': 11817.0}, '8': {'precision': 0.0598948060486522, 'recall': 0.38798977853492334, 'f1-score': 0.1037703610889623, 'support': 2348.0}, '9': {'precision': 0.07023040271522747, 'recall': 0.4559322033898305, 'f1-score': 0.12171257281827953, 'support': 2360.0}, '10': {'precision': 0.06049107142857143, 'recall': 0.5267249757045676, 'f1-score': 0.10851937130843928, 'support': 1029.0}, '11': {'precision': 0.6273407094973206, 'recall': 0.19517575834416304, 'f1-score': 0.297724613435708, 'support': 157745.0}, 'accuracy': 0.23444784284135925, 'macro avg': {'precision': 0.16946766186371234, 'recall': 0.3483354651124381, 'f1-score': 0.17457854499864311, 'support': 296872.0}, 'weighted avg': {'precision': 0.46137864015232427, 'recall': 0.23444784284135925, 'f1-score': 0.2677156531921743, 'support': 296872.0}}</text:p>
      <text:p text:style-name="Standard">Validation Classification Report: {'0': {'precision': 0.06953205222238522, 'recall': 0.2899969409605384, 'f1-score': 0.11216943737798024, 'support': 3269.0}, '1': {'precision': 0.08015708015708016, 'recall': 0.10634385534783941, 'f1-score': 0.09141201264488935, 'support': 3263.0}, '2': {'precision': 0.3860598696564675, 'recall': 0.18505771470930849, 'f1-score': 0.2501879093739933, 'support': 18886.0}, '3': {'precision': 0.03451536643026005, 'recall': 0.2062146892655367, 'f1-score': 0.059133252328878096, 'support': 708.0}, '4': {'precision': 0.04864616796695732, 'recall': 0.1845618107951248, 'f1-score': 0.07699757869249393, 'support': 1723.0}, '5': {'precision': 0.02066115702479339, 'recall': 0.1171875, 'f1-score': 0.035128805620608904, 'support': 256.0}, '6': {'precision': 0.09760323419000866, 'recall': 0.4138775510204082, 'f1-score': 0.15795622712049223, 'support': 2450.0}, '7': {'precision': 0.2999108734402852, 'recall': 0.6772895001677289, 'f1-score': 0.41573149387418923, 'support': 2981.0}, '8': {'precision': 0.033030761472516386, 'recall': 0.23309608540925267, 'f1-score': 0.057862190812720836, 'support': 562.0}, '9': {'precision': 0.025843721495895408, 'recall': 0.29411764705882354, 'f1-score': 0.04751257685858021, 'support': 578.0}, '10': {'precision': 0.025374105400130124, 'recall': 0.1652542372881356, 'f1-score': 0.04399323181049069, 'support': 236.0}, '11': {'precision': 0.6275730842414807, 'recall': 0.09230142980715413, 'f1-score': 0.16093330671812273, 'support': 39306.0}, 'accuracy': 0.16552588320892506, 'macro avg': {'precision': 0.145742289474855, 'recall': 0.24710824681915425, 'f1-score': 0.12575150193611997, 'support': 74218.0}, 'weighted avg': {'precision': 0.4545199567109175, 'recall': 0.16552588320892506, 'f1-score': 0.1831877766360721, 'support': 74218.0}}</text:p>
      <text:p text:style-name="Standard"><text:soft-page-break/>Epoch 6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4:33&lt;00:00, 67.95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31&lt;00:00, 145.34it/s]</text:p>
      <text:p text:style-name="Standard">Training Loss: 1.7600 | Validation Loss: 2.2634</text:p>
      <text:p text:style-name="Standard">Train Classification Report: {'0': {'precision': 0.09093646492020475, 'recall': 0.25331706573127954, 'f1-score': 0.13383019438009872, 'support': 13114.0}, '1': {'precision': 0.09315088812252012, 'recall': 0.19146341463414634, 'f1-score': 0.12532741287699256, 'support': 13120.0}, '2': {'precision': 0.39295782139247915, 'recall': 0.19598116585980502, 'f1-score': 0.26152906714337554, 'support': 75395.0}, '3': {'precision': 0.08794363256784969, 'recall': 0.4630711095843353, 'f1-score': 0.14781512144306158, 'support': 2911.0}, '4': {'precision': 0.07476378313916154, 'recall': 0.35378382289104326, 'f1-score': 0.12344120765385976, 'support': 6911.0}, '5': {'precision': 0.07346300798888503, 'recall': 0.5035714285714286, 'f1-score': 0.12822067293119127, 'support': 840.0}, '6': {'precision': 0.11955985250994397, 'recall': 0.4436543848308554, 'f1-score': 0.1883590623213265, 'support': 9282.0}, '7': {'precision': 0.37261064232822455, 'recall': 0.7324193957857325, 'f1-score': 0.49393636752746467, 'support': 11817.0}, '8': {'precision': 0.07741724024909866, 'recall': 0.5029812606473595, 'f1-score': 0.1341816735783673, 'support': 2348.0}, '9': {'precision': 0.08920372556736193, 'recall': 0.576271186440678, 'f1-score': 0.15449278655003976, 'support': 2360.0}, '10': {'precision': 0.09351753453772582, 'recall': 0.6841593780369291, 'f1-score': 0.1645436484749328, 'support': 1029.0}, '11': {'precision': 0.6354601041419096, 'recall': 0.18644648007860787, 'f1-score': 0.2883035661771914, 'support': 157745.0}, 'accuracy': 0.23665081247136813, 'macro avg': {'precision': 0.18341539145544705, 'recall': 0.42392667442435, 'f1-score': 0.19533173175482513, 'support': 296872.0}, 'weighted avg': {'precision': 0.4686134610139927, 'recall': 0.23665081247136813, 'f1-score': 0.26415776527075907, 'support': 296872.0}}</text:p>
      <text:p text:style-name="Standard">Validation Classification Report: {'0': {'precision': 0.07246376811594203, 'recall': 0.26001835423676967, 'f1-score': 0.11334088939262618, 'support': 3269.0}, '1': {'precision': 0.0722422494592646, 'recall': 0.15353968740422924, 'f1-score': 0.09825455971759167, 'support': 3263.0}, '2': {'precision': 0.38542115081073325, 'recall': 0.1422217515620036, 'f1-score': 0.20777412492748018, 'support': 18886.0}, '3': {'precision': 0.030193992490613268, 'recall': 0.2725988700564972, 'f1-score': 0.05436619718309859, 'support': 708.0}, '4': {'precision': 0.04951033732317737, 'recall': 0.1584445734184562, 'f1-score': 0.0754456266408733, 'support': 1723.0}, '5': {'precision': 0.024096385542168676, 'recall': 0.1640625, 'f1-score': 0.042021010505252636, 'support': 256.0}, '6': {'precision': 0.10361471629303873, 'recall': 0.3942857142857143, 'f1-score': 0.16410430646394294, 'support': 2450.0}, '7': {'precision': 0.3020833333333333, 'recall': 0.6907078161690707, 'f1-score': 0.420332754924977, 'support': 2981.0}, '8': {'precision': 0.03552840009051822, 'recall': 0.2793594306049822, 'f1-score': 0.06303955029110621, 'support': 562.0}, '9': {'precision': 0.0418013856812933, 'recall': 0.31314878892733566, 'f1-score': 0.07375713121434392, 'support': 578.0}, '10': {'precision': 0.037444933920704845, 'recall': 0.21610169491525424, 'f1-score': 0.06382978723404255, 'support': 236.0}, '11': {'precision': 0.6306275187104202, 'recall': 0.13934259400600418, 'f1-score': 0.22825113042028713, 'support': 39306.0}, 'accuracy': 0.18103425045137297, 'macro avg': {'precision': 0.14875234764760065, 'recall': 0.2653193146321931, 'f1-score': 0.13370975574296853, 'support': 74218.0}, 'weighted avg': {'precision': 0.4562141743640952, 'recall': 0.18103425045137297, 'f1-score': 0.20903567442697377, 'support': 74218.0}}</text:p>
      <text:p text:style-name="Standard">Epoch 7/30</text:p>
      <text:p text:style-name="Standard"><text:soft-page-break/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4:32&lt;00:00, 67.99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31&lt;00:00, 145.95it/s]</text:p>
      <text:p text:style-name="Standard">Training Loss: 1.6430 | Validation Loss: 2.3284</text:p>
      <text:p text:style-name="Standard">Train Classification Report: {'0': {'precision': 0.09487406657385142, 'recall': 0.285801433582431, 'f1-score': 0.14245804747334614, 'support': 13114.0}, '1': {'precision': 0.09787277561873593, 'recall': 0.2188262195121951, 'f1-score': 0.13525227304847598, 'support': 13120.0}, '2': {'precision': 0.394051630510457, 'recall': 0.1876782279992042, 'f1-score': 0.25425860705814707, 'support': 75395.0}, '3': {'precision': 0.10474683544303798, 'recall': 0.5685331501202336, 'f1-score': 0.17690128801239913, 'support': 2911.0}, '4': {'precision': 0.0809065395177596, 'recall': 0.3879322818694834, 'f1-score': 0.13388933280063922, 'support': 6911.0}, '5': {'precision': 0.09172568664708931, 'recall': 0.6321428571428571, 'f1-score': 0.16020515914919295, 'support': 840.0}, '6': {'precision': 0.126753821760852, 'recall': 0.4564748976513682, 'f1-score': 0.1984125125851694, 'support': 9282.0}, '7': {'precision': 0.38289011322719185, 'recall': 0.7468900736227468, 'f1-score': 0.5062521509693703, 'support': 11817.0}, '8': {'precision': 0.09407526020816653, 'recall': 0.600511073253833, 'f1-score': 0.16266728195662208, 'support': 2348.0}, '9': {'precision': 0.11124041621029573, 'recall': 0.6885593220338984, 'f1-score': 0.19153701084394154, 'support': 2360.0}, '10': {'precision': 0.11966577141151895, 'recall': 0.7793974732750243, 'f1-score': 0.2074763937394904, 'support': 1029.0}, '11': {'precision': 0.6357178073595984, 'recall': 0.17982820374655298, 'f1-score': 0.28035203368138084, 'support': 157745.0}, 'accuracy': 0.23883357137082648, 'macro avg': {'precision': 0.19454339370737958, 'recall': 0.47771460115081893, 'f1-score': 0.21247184094318128, 'support': 296872.0}, 'weighted avg': {'precision': 0.47080190739580025, 'recall': 0.23883357137082648, 'f1-score': 0.26099805638072604, 'support': 296872.0}}</text:p>
      <text:p text:style-name="Standard">Validation Classification Report: {'0': {'precision': 0.0819724116061519, 'recall': 0.15815234016518814, 'f1-score': 0.10797827903091062, 'support': 3269.0}, '1': {'precision': 0.06932270916334661, 'recall': 0.13331290223720502, 'f1-score': 0.09121409100440342, 'support': 3263.0}, '2': {'precision': 0.3623584142394822, 'recall': 0.18971725087366303, 'f1-score': 0.24904427608257454, 'support': 18886.0}, '3': {'precision': 0.03778783703995277, 'recall': 0.2711864406779661, 'f1-score': 0.06633269994817759, 'support': 708.0}, '4': {'precision': 0.04245821654728537, 'recall': 0.23737666860127685, 'f1-score': 0.07203240577668193, 'support': 1723.0}, '5': {'precision': 0.02512562814070352, 'recall': 0.1953125, 'f1-score': 0.044523597506678544, 'support': 256.0}, '6': {'precision': 0.10047281323877069, 'recall': 0.3816326530612245, 'f1-score': 0.15906771010547807, 'support': 2450.0}, '7': {'precision': 0.3644949884348497, 'recall': 0.6343508889634351, 'f1-score': 0.462969763740972, 'support': 2981.0}, '8': {'precision': 0.04135246898564826, 'recall': 0.302491103202847, 'f1-score': 0.07275839931521506, 'support': 562.0}, '9': {'precision': 0.040156709108716944, 'recall': 0.3546712802768166, 'f1-score': 0.07214499384128102, 'support': 578.0}, '10': {'precision': 0.041716328963051254, 'recall': 0.2966101694915254, 'f1-score': 0.07314524555903866, 'support': 236.0}, '11': {'precision': 0.6158864954432477, 'recall': 0.15130005597109855, 'f1-score': 0.24292308320738532, 'support': 39306.0}, 'accuracy': 0.194076908566655, 'macro avg': {'precision': 0.15192541840926727, 'recall': 0.27550952112685384, 'f1-score': 0.14284454542656636, 'support': 74218.0}, 'weighted avg': {'precision': 0.4451892875492235, 'recall': 0.194076908566655, 'f1-score': 0.2284425876162151, 'support': 74218.0}}</text:p>
      <text:p text:style-name="Standard">Epoch 8/30</text:p>
      <text:p text:style-name="Standard">Training: 100%|████████████████████████████████████████████████████████<text:soft-page-break/>████████████████████████████████████████████████████████████████| 18555/18555 [04:32&lt;00:00, 68.05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31&lt;00:00, 146.94it/s]</text:p>
      <text:p text:style-name="Standard">Training Loss: 1.5497 | Validation Loss: 2.4012</text:p>
      <text:p text:style-name="Standard">Train Classification Report: {'0': {'precision': 0.09573114443252413, 'recall': 0.29258807381424434, 'f1-score': 0.14426167872920387, 'support': 13114.0}, '1': {'precision': 0.1013717814061555, 'recall': 0.24275914634146342, 'f1-score': 0.1430207234109432, 'support': 13120.0}, '2': {'precision': 0.3944679790680289, 'recall': 0.188964785463227, 'f1-score': 0.2555240691584762, 'support': 75395.0}, '3': {'precision': 0.11802413273001508, 'recall': 0.6451391274476125, 'f1-score': 0.19954311215002923, 'support': 2911.0}, '4': {'precision': 0.08563130804842281, 'recall': 0.4309072493126899, 'f1-score': 0.14287085012473613, 'support': 6911.0}, '5': {'precision': 0.1097990835389496, 'recall': 0.7416666666666667, 'f1-score': 0.19128031931225054, 'support': 840.0}, '6': {'precision': 0.13402716848697546, 'recall': 0.4772678302090067, 'f1-score': 0.20928309909058698, 'support': 9282.0}, '7': {'precision': 0.38437892366974064, 'recall': 0.7512905136667513, 'f1-score': 0.5085638998682476, 'support': 11817.0}, '8': {'precision': 0.1159090909090909, 'recall': 0.6950596252129472, 'f1-score': 0.19868517165814464, 'support': 2348.0}, '9': {'precision': 0.13049189899284777, 'recall': 0.7576271186440678, 'f1-score': 0.2226372805379156, 'support': 2360.0}, '10': {'precision': 0.14168891855807744, 'recall': 0.8250728862973761, 'f1-score': 0.24184589089873237, 'support': 1029.0}, '11': {'precision': 0.6355892757400856, 'recall': 0.17312751592760467, 'f1-score': 0.2721298570595826, 'support': 157745.0}, 'accuracy': 0.2412992804979924, 'macro avg': {'precision': 0.20392589213174284, 'recall': 0.5184558782503049, 'f1-score': 0.22747049599990402, 'support': 296872.0}, 'weighted avg': {'precision': 0.4720118983172496, 'recall': 0.2412992804979924, 'f1-score': 0.2589756813452805, 'support': 296872.0}}</text:p>
      <text:p text:style-name="Standard">Validation Classification Report: {'0': {'precision': 0.0726448878169992, 'recall': 0.30406852248394006, 'f1-score': 0.11727229825389335, 'support': 3269.0}, '1': {'precision': 0.08331456879081288, 'recall': 0.11339258351210542, 'f1-score': 0.09605399792315679, 'support': 3263.0}, '2': {'precision': 0.36043002640513017, 'recall': 0.20237212750185324, 'f1-score': 0.259206510681587, 'support': 18886.0}, '3': {'precision': 0.04466384579219558, 'recall': 0.268361581920904, 'f1-score': 0.0765820233776703, 'support': 708.0}, '4': {'precision': 0.04384503228494064, 'recall': 0.24434126523505514, 'f1-score': 0.07434878587196467, 'support': 1723.0}, '5': {'precision': 0.02437785678009142, 'recall': 0.1875, 'f1-score': 0.04314606741573034, 'support': 256.0}, '6': {'precision': 0.11277839203917232, 'recall': 0.2914285714285714, 'f1-score': 0.1626238469422617, 'support': 2450.0}, '7': {'precision': 0.3777596075224857, 'recall': 0.6199261992619927, 'f1-score': 0.46945255938016006, 'support': 2981.0}, '8': {'precision': 0.0530437878248487, 'recall': 0.26512455516014233, 'f1-score': 0.08840106793236427, 'support': 562.0}, '9': {'precision': 0.05456226880394575, 'recall': 0.3062283737024221, 'f1-score': 0.09262166405023549, 'support': 578.0}, '10': {'precision': 0.03732503888024884, 'recall': 0.3050847457627119, 'f1-score': 0.06651270207852195, 'support': 236.0}, '11': {'precision': 0.6236137667304015, 'recall': 0.16595430723044827, 'f1-score': 0.26214684724510706, 'support': 39306.0}, 'accuracy': 0.2065267185857878, 'macro avg': {'precision': 0.15736325663927273, 'recall': 0.27281523610001224, 'f1-score': 0.15069736426272107, 'support': 74218.0}, 'weighted avg': {'precision': 0.4502162313001787, 'recall': 0.2065267185857878, 'f1-score': 0.24261303356115005, 'support': 74218.0}}</text:p>
      <text:p text:style-name="Standard">Epoch 9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4:30&lt;00:00, 68.57it/s]</text:p>
      <text:p text:style-name="Standard"><text:soft-page-break/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31&lt;00:00, 146.43it/s]</text:p>
      <text:p text:style-name="Standard">Early stopping triggered.</text:p>
      <text:p text:style-name="Standard">Confusion Matrix:</text:p>
      <text:p text:style-name="Standard"><text:s/>[[ 721 <text:s/>309 <text:s/>526 <text:s/>145 <text:s/>485 <text:s text:c="2"/>49 <text:s/>282 <text:s/>103 <text:s text:c="2"/>79 <text:s/>171 <text:s text:c="2"/>53 <text:s/>346]</text:p>
      <text:p text:style-name="Standard"><text:s/>[ 427 <text:s/>528 <text:s/>382 <text:s/>165 <text:s/>573 <text:s text:c="2"/>41 <text:s/>398 <text:s/>110 <text:s text:c="2"/>95 <text:s/>182 <text:s text:c="2"/>65 <text:s/>297]</text:p>
      <text:p text:style-name="Standard"><text:s/>[2835 1751 3759 1103 2847 <text:s/>304 1927 <text:s/>782 <text:s/>571 <text:s/>985 <text:s/>335 1687]</text:p>
      <text:p text:style-name="Standard"><text:s/>[ <text:s/>48 <text:s text:c="2"/>33 <text:s text:c="2"/>62 <text:s/>187 <text:s text:c="2"/>91 <text:s text:c="2"/>12 <text:s/>141 <text:s text:c="2"/>17 <text:s text:c="2"/>27 <text:s text:c="2"/>29 <text:s text:c="2"/>13 <text:s text:c="2"/>48]</text:p>
      <text:p text:style-name="Standard"><text:s/>[ 183 <text:s/>127 <text:s/>180 <text:s/>118 <text:s/>513 <text:s text:c="2"/>35 <text:s/>211 <text:s text:c="2"/>26 <text:s text:c="2"/>65 <text:s text:c="2"/>63 <text:s text:c="2"/>43 <text:s/>159]</text:p>
      <text:p text:style-name="Standard"><text:s/>[ <text:s/>21 <text:s text:c="2"/>18 <text:s text:c="2"/>30 <text:s text:c="3"/>8 <text:s text:c="2"/>52 <text:s text:c="2"/>44 <text:s text:c="2"/>30 <text:s text:c="3"/>4 <text:s text:c="3"/>8 <text:s text:c="2"/>13 <text:s text:c="3"/>7 <text:s text:c="2"/>21]</text:p>
      <text:p text:style-name="Standard"><text:s/>[ 191 <text:s/>140 <text:s/>188 <text:s/>173 <text:s/>300 <text:s text:c="2"/>32 <text:s/>952 <text:s text:c="2"/>43 <text:s text:c="2"/>79 <text:s/>100 <text:s text:c="2"/>49 <text:s/>203]</text:p>
      <text:p text:style-name="Standard"><text:s/>[ 160 <text:s/>166 <text:s/>400 <text:s text:c="2"/>67 <text:s text:c="2"/>97 <text:s text:c="2"/>16 <text:s/>141 1644 <text:s text:c="2"/>47 <text:s/>105 <text:s text:c="2"/>20 <text:s/>118]</text:p>
      <text:p text:style-name="Standard"><text:s/>[ <text:s/>34 <text:s text:c="2"/>33 <text:s text:c="2"/>46 <text:s text:c="2"/>28 <text:s text:c="2"/>92 <text:s text:c="2"/>13 <text:s text:c="2"/>80 <text:s text:c="2"/>10 <text:s/>159 <text:s text:c="2"/>17 <text:s text:c="2"/>10 <text:s text:c="2"/>40]</text:p>
      <text:p text:style-name="Standard"><text:s/>[ <text:s/>50 <text:s text:c="2"/>50 <text:s text:c="2"/>68 <text:s text:c="2"/>25 <text:s text:c="2"/>41 <text:s text:c="3"/>9 <text:s text:c="2"/>55 <text:s text:c="2"/>20 <text:s text:c="2"/>10 <text:s/>198 <text:s text:c="3"/>9 <text:s text:c="2"/>43]</text:p>
      <text:p text:style-name="Standard"><text:s/>[ <text:s/>15 <text:s text:c="2"/>29 <text:s text:c="2"/>26 <text:s text:c="2"/>13 <text:s text:c="2"/>19 <text:s text:c="3"/>7 <text:s text:c="2"/>11 <text:s text:c="3"/>5 <text:s text:c="3"/>9 <text:s text:c="3"/>6 <text:s text:c="2"/>64 <text:s text:c="2"/>32]</text:p>
      <text:p text:style-name="Standard"><text:s/>[5229 3929 4595 2258 6906 <text:s/>701 5646 1083 1258 2057 <text:s/>831 4813]]</text:p>
      <text:p text:style-name="Standard">/home/pratik/Desktop/Pratik/English-accent-Recognition-main/bi-lstm.py:198: UserWarning: Matplotlib is currently using agg, which is a non-GUI backend, so cannot show the figure.</text:p>
      <text:p text:style-name="Standard"><text:s text:c="2"/>plt.show()</text:p>
      <text:p text:style-name="Standard">(.venv) (base) pratik@nitk:~/Desktop/Pratik/English-accent-Recognition-main$ ^C</text:p>
      <text:p text:style-name="Standard">(.venv) (base) pratik@nitk:~/Desktop/Pratik/English-accent-Recognition-main$ /home/pratik/Desktop/Pratik/English-accent-Recognition-main/.venv/bin/python /home/pratik/Desktop/Pratik/English-accent-Recognition-main/lstm.py</text:p>
      <text:p text:style-name="Standard">Epoch 1/30</text:p>
      <text:p text:style-name="Standard">Training Loss: 2.4129 | Validation Loss: 2.4111</text:p>
      <text:p text:style-name="Standard">Train Classification Report: {'0': {'precision': 0.036846874056176385, 'recall': 0.009283214122660173, 'f1-score': 0.014830122166170304, 'support': 13142.0}, '1': {'precision': 0.041549953314659195, 'recall': 0.006828819151384946, 'f1-score': 0.011729818780889622, 'support': 13033.0}, '2': {'precision': 0.26066320395056675, 'recall': 0.2707461298252608, 'f1-score': 0.26560901050051816, 'support': 75255.0}, '3': {'precision': 0.0, 'recall': 0.0, 'f1-score': 0.0, 'support': 2868.0}, '4': {'precision': 0.026188166828322017, 'recall': 0.003947945606082761, 'f1-score': 0.006861499364675985, 'support': 6839.0}, '5': {'precision': 0.0, 'recall': 0.0, 'f1-score': 0.0, 'support': 880.0}, '6': {'precision': 0.03194444444444444, 'recall': 0.004919259972195487, 'f1-score': 0.008525623204522288, 'support': 9351.0}, '7': {'precision': 0.05541531434066595, 'recall': 0.07772064401921942, 'f1-score': 0.06469948422862355, 'support': 11863.0}, '8': {'precision': 0.0, 'recall': 0.0, 'f1-score': 0.0, 'support': 2371.0}, '9': {'precision': 0.0, 'recall': 0.0, 'f1-score': 0.0, 'support': 2333.0}, '10': {'precision': 0.0, 'recall': 0.0, 'f1-score': 0.0, 'support': 1001.0}, '11': {'precision': 0.5382509858501507, 'recall': 0.6611412217607132, 'f1-score': 0.5934004108759955, 'support': 157936.0}, 'accuracy': 0.42442197310625457, 'macro avg': {'precision': 0.08257157856541546, 'recall': 0.08621560287145973, 'f1-score': 0.08047133076011628, 'support': 296872.0}, 'weighted avg': {'precision': 0.3597051406730434, 'recall': 0.42442197310625457, 'f1-score': 0.3872027151403687, 'support': 296872.0}}</text:p>
      <text:p text:style-name="Standard">Validation Classification Report: {'0': {'precision': 0.0, 'recall': 0.0, 'f1-score': 0.0, 'support': 3241.0}, '1': {'precision': 0.08695652173913043, 'recall': 0.0005970149253731343, 'f1-score': 0.0011858879335902759, 'support': 3350.0}, '2': {'precision': 0.2665886678923617, 'recall': 0.08383265005781562, 'f1-score': 0.12755408053100886, 'support': 19026.0}, '3': {'precision': 0.0, 'recall': 0.0, 'f1-score': 0.0, 'support': 751.0}, '4': {'precision': 0.0, 'recall': 0.0, 'f1-score': 0.0, 'support': 1795.0}, '5': {'precision': 0.0, 'recall': 0.0, 'f1-score': 0.0, 'support': 216.0}, '6': {'precision': 0.03724418456845049, 'recall': 0.12305753884922302, 'f1-score': 0.05718188914910226, 'support': 2381.0}, '7': {'precision': 0.05668501662397122, 'recall': 0.3543441226575809, 'f1-score': <text:soft-page-break/>0.09773517526548256, 'support': 2935.0}, '8': {'precision': 0.0, 'recall': 0.0, 'f1-score': 0.0, 'support': 539.0}, '9': {'precision': 0.0, 'recall': 0.0, 'f1-score': 0.0, 'support': 605.0}, '10': {'precision': 0.0, 'recall': 0.0, 'f1-score': 0.0, 'support': 264.0}, '11': {'precision': 0.536455852938375, 'recall': 0.5759682986066726, 'f1-score': 0.5555103500141781, 'support': 39115.0}, 'accuracy': 0.343029992724137, 'macro avg': {'precision': 0.08199418698019074, 'recall': 0.09481663542472211, 'f1-score': 0.0699306152411135, 'support': 74218.0}, 'weighted avg': {'precision': 0.3584297604095979, 'recall': 0.343029992724137, 'f1-score': 0.3312216284329042, 'support': 74218.0}}</text:p>
      <text:p text:style-name="Standard">Epoch 2/30</text:p>
      <text:p text:style-name="Standard">Training Loss: 2.3934 | Validation Loss: 2.3907</text:p>
      <text:p text:style-name="Standard">Train Classification Report: {'0': {'precision': 0.0472972972972973, 'recall': 0.002663217166336935, 'f1-score': 0.005042501080535946, 'support': 13142.0}, '1': {'precision': 0.0380952380952381, 'recall': 0.0015345661014348193, 'f1-score': 0.002950287653046172, 'support': 13033.0}, '2': {'precision': 0.2702293426972457, 'recall': 0.16361703541292938, 'f1-score': 0.2038238702201622, 'support': 75255.0}, '3': {'precision': 0.0, 'recall': 0.0, 'f1-score': 0.0, 'support': 2868.0}, '4': {'precision': 0.02639492148346141, 'recall': 0.011551396402982892, 'f1-score': 0.016069975589910496, 'support': 6839.0}, '5': {'precision': 0.0, 'recall': 0.0, 'f1-score': 0.0, 'support': 880.0}, '6': {'precision': 0.039906392412858725, 'recall': 0.03464870067372473, 'f1-score': 0.03709215798511735, 'support': 9351.0}, '7': {'precision': 0.0746218487394958, 'recall': 0.4117002444575571, 'f1-score': 0.126343564471693, 'support': 11863.0}, '8': {'precision': 0.0, 'recall': 0.0, 'f1-score': 0.0, 'support': 2371.0}, '9': {'precision': 0.0, 'recall': 0.0, 'f1-score': 0.0, 'support': 2333.0}, '10': {'precision': 0.0, 'recall': 0.0, 'f1-score': 0.0, 'support': 1001.0}, '11': {'precision': 0.5543327876034773, 'recall': 0.6088478877520008, 'f1-score': 0.5803128507803165, 'support': 157936.0}, 'accuracy': 0.38337734781319893, 'macro avg': {'precision': 0.08757315236075619, 'recall': 0.10288025399724722, 'f1-score': 0.08096960064839848, 'support': 296872.0}, 'weighted avg': {'precision': 0.37201961512663706, 'recall': 0.38337734781319893, 'f1-score': 0.3673345429685078, 'support': 296872.0}}</text:p>
      <text:p text:style-name="Standard">Validation Classification Report: {'0': {'precision': 0.0, 'recall': 0.0, 'f1-score': 0.0, 'support': 3241.0}, '1': {'precision': 0.07142857142857142, 'recall': 0.0011940298507462687, 'f1-score': 0.0023487962419260133, 'support': 3350.0}, '2': {'precision': 0.2891710137640626, 'recall': 0.2418269736150531, 'f1-score': 0.2633883848069382, 'support': 19026.0}, '3': {'precision': 0.0, 'recall': 0.0, 'f1-score': 0.0, 'support': 751.0}, '4': {'precision': 0.016666666666666666, 'recall': 0.0011142061281337048, 'f1-score': 0.002088772845953003, 'support': 1795.0}, '5': {'precision': 0.0, 'recall': 0.0, 'f1-score': 0.0, 'support': 216.0}, '6': {'precision': 0.039755351681957186, 'recall': 0.021839563208735827, 'f1-score': 0.028191921930062352, 'support': 2381.0}, '7': {'precision': 0.10324811658639002, 'recall': 0.2848381601362862, 'f1-score': 0.15155910079767945, 'support': 2935.0}, '8': {'precision': 0.0, 'recall': 0.0, 'f1-score': 0.0, 'support': 539.0}, '9': {'precision': 0.0, 'recall': 0.0, 'f1-score': 0.0, 'support': 605.0}, '10': {'precision': 0.0, 'recall': 0.0, 'f1-score': 0.0, 'support': 264.0}, '11': {'precision': 0.550158026515618, 'recall': 0.6853381055860923, 'f1-score': 0.6103527965300941, 'support': 39115.0}, 'accuracy': 0.43523134549570186, 'macro avg': {'precision': 0.08920231222027215, 'recall': 0.10301258654375395, 'f1-score': 0.08816081442938777, 'support': 74218.0}, 'weighted avg': {'precision': 0.3730643780554802, 'recall': 0.43523134549570186, 'f1-score': 0.39624815795679, 'support': 74218.0}}</text:p>
      <text:p text:style-name="Standard">Epoch 3/30</text:p>
      <text:p text:style-name="Standard">Training Loss: 2.3715 | Validation Loss: 2.3807</text:p>
      <text:p text:style-name="Standard">Train Classification Report: {'0': {'precision': 0.055379746835443035, 'recall': 0.002663217166336935, 'f1-score': 0.005082038623493539, 'support': 13142.0}, '1': {'precision': 0.04779806659505908, 'recall': 0.006828819151384946, 'f1-score': 0.011950318898959382, 'support': 13033.0}, '2': {'precision': 0.2779364512674045, 'recall': 0.18620689655172415, 'f1-score': 0.22300732854312383, 'support': 75255.0}, '3': {'precision': 0.0, 'recall': 0.0, 'f1-score': 0.0, 'support': 2868.0}, '4': {'precision': 0.03539208882720333, 'recall': 0.014914461178534873, 'f1-score': 0.020985495319411584, 'support': 6839.0}, '5': {'precision': 0.0, 'recall': 0.0, 'f1-score': 0.0, <text:soft-page-break/>'support': 880.0}, '6': {'precision': 0.045965207107957554, 'recall': 0.1579510212811464, 'f1-score': 0.0712081766464179, 'support': 9351.0}, '7': {'precision': 0.08913681396902873, 'recall': 0.5172384725617466, 'f1-score': 0.15206750845714426, 'support': 11863.0}, '8': {'precision': 0.0, 'recall': 0.0, 'f1-score': 0.0, 'support': 2371.0}, '9': {'precision': 0.0, 'recall': 0.0, 'f1-score': 0.0, 'support': 2333.0}, '10': {'precision': 0.0, 'recall': 0.0, 'f1-score': 0.0, 'support': 1001.0}, '11': {'precision': 0.5585839621361927, 'recall': 0.495434859690001, 'f1-score': 0.5251176946281587, 'support': 157936.0}, 'accuracy': 0.33717898622975556, 'macro avg': {'precision': 0.09251602806152408, 'recall': 0.11510314563173958, 'f1-score': 0.08411821342639243, 'support': 296872.0}, 'weighted avg': {'precision': 0.37799682789278, 'recall': 0.33717898622975556, 'f1-score': 0.345446204765835, 'support': 296872.0}}</text:p>
      <text:p text:style-name="Standard">Validation Classification Report: {'0': {'precision': 0.0, 'recall': 0.0, 'f1-score': 0.0, 'support': 3241.0}, '1': {'precision': 0.030418250950570342, 'recall': 0.0023880597014925373, 'f1-score': 0.004428452809299751, 'support': 3350.0}, '2': {'precision': 0.3010106928372638, 'recall': 0.10801009145380007, 'f1-score': 0.15897574749545507, 'support': 19026.0}, '3': {'precision': 0.0, 'recall': 0.0, 'f1-score': 0.0, 'support': 751.0}, '4': {'precision': 0.0, 'recall': 0.0, 'f1-score': 0.0, 'support': 1795.0}, '5': {'precision': 0.0, 'recall': 0.0, 'f1-score': 0.0, 'support': 216.0}, '6': {'precision': 0.053165584415584416, 'recall': 0.05501889962200756, 'f1-score': 0.05407636738906088, 'support': 2381.0}, '7': {'precision': 0.1140263478357135, 'recall': 0.35093696763202725, 'f1-score': 0.17212566844919786, 'support': 2935.0}, '8': {'precision': 0.0, 'recall': 0.0, 'f1-score': 0.0, 'support': 539.0}, '9': {'precision': 0.0, 'recall': 0.0, 'f1-score': 0.0, 'support': 605.0}, '10': {'precision': 0.0, 'recall': 0.0, 'f1-score': 0.0, 'support': 264.0}, '11': {'precision': 0.5453384878180347, 'recall': 0.7753802888917295, 'f1-score': 0.640325134593054, 'support': 39115.0}, 'accuracy': 0.4520870947748525, 'macro avg': {'precision': 0.0869966136547639, 'recall': 0.10764452560842142, 'f1-score': 0.08582761422800562, 'support': 74218.0}, 'weighted avg': {'precision': 0.37216174137001734, 'recall': 0.4520870947748525, 'f1-score': 0.3869650246034485, 'support': 74218.0}}</text:p>
      <text:p text:style-name="Standard">Epoch 4/30</text:p>
      <text:p text:style-name="Standard">Training Loss: 2.3590 | Validation Loss: 2.3792</text:p>
      <text:p text:style-name="Standard">Train Classification Report: {'0': {'precision': 0.048034934497816595, 'recall': 0.004185055547100898, 'f1-score': 0.007699307062364386, 'support': 13142.0}, '1': {'precision': 0.055025678650036686, 'recall': 0.017263868641141718, 'f1-score': 0.02628197640462563, 'support': 13033.0}, '2': {'precision': 0.2860310831038752, 'recall': 0.2056740415919208, 'f1-score': 0.23928637684744297, 'support': 75255.0}, '3': {'precision': 0.0, 'recall': 0.0, 'f1-score': 0.0, 'support': 2868.0}, '4': {'precision': 0.03524334691920403, 'recall': 0.021494370522006142, 'f1-score': 0.02670299727520436, 'support': 6839.0}, '5': {'precision': 0.0, 'recall': 0.0, 'f1-score': 0.0, 'support': 880.0}, '6': {'precision': 0.04938076207810707, 'recall': 0.26692332370869426, 'f1-score': 0.08334307227407048, 'support': 9351.0}, '7': {'precision': 0.09550217448410729, 'recall': 0.5516311219758915, 'f1-score': 0.16281644585432606, 'support': 11863.0}, '8': {'precision': 0.0, 'recall': 0.0, 'f1-score': 0.0, 'support': 2371.0}, '9': {'precision': 0.017391304347826087, 'recall': 0.0008572653236176596, 'f1-score': 0.001633986928104575, 'support': 2333.0}, '10': {'precision': 0.0, 'recall': 0.0, 'f1-score': 0.0, 'support': 1001.0}, '11': {'precision': 0.5616677179702831, 'recall': 0.40593025022794044, 'f1-score': 0.47126580417524255, 'support': 157936.0}, 'accuracy': 0.29998787356166967, 'macro avg': {'precision': 0.095689750170938, 'recall': 0.12282994146152611, 'f1-score': 0.08491916390178174, 'support': 296872.0}, 'weighted avg': {'precision': 0.3821766674124682, 'recall': 0.29998787356166967, 'f1-score': 0.3226249564985704, 'support': 296872.0}}</text:p>
      <text:p text:style-name="Standard">Validation Classification Report: {'0': {'precision': 0.0, 'recall': 0.0, 'f1-score': 0.0, 'support': 3241.0}, '1': {'precision': 0.1111111111111111, 'recall': 0.0008955223880597015, 'f1-score': 0.0017767249037607344, 'support': 3350.0}, '2': {'precision': 0.2843739890003235, 'recall': 0.0923998738568275, 'f1-score': 0.1394795303078388, 'support': 19026.0}, '3': {'precision': 0.0, 'recall': 0.0, 'f1-score': 0.0, 'support': 751.0}, '4': {'precision': 0.0, 'recall': 0.0, 'f1-score': 0.0, 'support': 1795.0}, '5': {'precision': 0.0, 'recall': 0.0, 'f1-score': 0.0, 'support': 216.0}, '6': {'precision': <text:soft-page-break/>0.05157942926903708, 'recall': 0.28391432171356573, 'f1-score': 0.0872990249887002, 'support': 2381.0}, '7': {'precision': 0.07315512583534765, 'recall': 0.7011925042589437, 'f1-score': 0.13248784884282358, 'support': 2935.0}, '8': {'precision': 0.0, 'recall': 0.0, 'f1-score': 0.0, 'support': 539.0}, '9': {'precision': 0.0, 'recall': 0.0, 'f1-score': 0.0, 'support': 605.0}, '10': {'precision': 0.0, 'recall': 0.0, 'f1-score': 0.0, 'support': 264.0}, '11': {'precision': 0.5631144170747205, 'recall': 0.38514636328774127, 'f1-score': 0.45743001153822793, 'support': 39115.0}, 'accuracy': 0.2635479263790455, 'macro avg': {'precision': 0.090277839357545, 'recall': 0.12196238212542816, 'f1-score': 0.06820609504844594, 'support': 74218.0}, 'weighted avg': {'precision': 0.3792403874563636, 'recall': 0.2635479263790455, 'f1-score': 0.2849547992162832, 'support': 74218.0}}</text:p>
      <text:p text:style-name="Standard">Epoch 5/30</text:p>
      <text:p text:style-name="Standard">Training Loss: 2.3492 | Validation Loss: 2.3572</text:p>
      <text:p text:style-name="Standard">Train Classification Report: {'0': {'precision': 0.04760250173731758, 'recall': 0.010424592908233145, 'f1-score': 0.01710362047440699, 'support': 13142.0}, '1': {'precision': 0.05815423514538559, 'recall': 0.010588506099900254, 'f1-score': 0.017915098013760872, 'support': 13033.0}, '2': {'precision': 0.2860867225081576, 'recall': 0.22601820477044715, 'f1-score': 0.2525295266092095, 'support': 75255.0}, '3': {'precision': 0.038461538461538464, 'recall': 0.0024407252440725243, 'f1-score': 0.0045901639344262295, 'support': 2868.0}, '4': {'precision': 0.030914368650217707, 'recall': 0.031144904225764002, 'f1-score': 0.031029208245320124, 'support': 6839.0}, '5': {'precision': 0.1, 'recall': 0.0022727272727272726, 'f1-score': 0.0044444444444444444, 'support': 880.0}, '6': {'precision': 0.05112097909671829, 'recall': 0.30285530959255696, 'f1-score': 0.08747625445952832, 'support': 9351.0}, '7': {'precision': 0.10030979753042917, 'recall': 0.575908286268229, 'f1-score': 0.17085980093032563, 'support': 11863.0}, '8': {'precision': 0.25, 'recall': 0.00042176296921130323, 'f1-score': 0.0008421052631578947, 'support': 2371.0}, '9': {'precision': 0.007142857142857143, 'recall': 0.0008572653236176596, 'f1-score': 0.0015308075009567547, 'support': 2333.0}, '10': {'precision': 0.0, 'recall': 0.0, 'f1-score': 0.0, 'support': 1001.0}, '11': {'precision': 0.5633182599079797, 'recall': 0.36124759396211126, 'f1-score': 0.44020091197370553, 'support': 157936.0}, 'accuracy': 0.283714867013393, 'macro avg': {'precision': 0.12775927168171677, 'recall': 0.1270149898864059, 'f1-score': 0.08571016182077018, 'support': 296872.0}, 'weighted avg': {'precision': 0.3859183687667325, 'recall': 0.283714867013393, 'f1-score': 0.310119164983475, 'support': 296872.0}}</text:p>
      <text:p text:style-name="Standard">Validation Classification Report: {'0': {'precision': 0.0273972602739726, 'recall': 0.000617093489663684, 'f1-score': 0.0012070006035003018, 'support': 3241.0}, '1': {'precision': 0.042584434654919234, 'recall': 0.008656716417910448, 'f1-score': 0.014388489208633093, 'support': 3350.0}, '2': {'precision': 0.2953323558162268, 'recall': 0.2540733732786713, 'f1-score': 0.2731536418602023, 'support': 19026.0}, '3': {'precision': 0.006756756756756757, 'recall': 0.0013315579227696406, 'f1-score': 0.002224694104560623, 'support': 751.0}, '4': {'precision': 0.02912621359223301, 'recall': 0.005013927576601671, 'f1-score': 0.008555133079847909, 'support': 1795.0}, '5': {'precision': 0.0, 'recall': 0.0, 'f1-score': 0.0, 'support': 216.0}, '6': {'precision': 0.060705146431617854, 'recall': 0.17933641327173455, 'f1-score': 0.09070631970260223, 'support': 2381.0}, '7': {'precision': 0.10214238028767372, 'recall': 0.5734241908006814, 'f1-score': 0.17339789820729445, 'support': 2935.0}, '8': {'precision': 0.0, 'recall': 0.0, 'f1-score': 0.0, 'support': 539.0}, '9': {'precision': 0.0, 'recall': 0.0, 'f1-score': 0.0, 'support': 605.0}, '10': {'precision': 0.0, 'recall': 0.0, 'f1-score': 0.0, 'support': 264.0}, '11': {'precision': 0.5666797500075481, 'recall': 0.47984149303336315, 'f1-score': 0.5196577883603744, 'support': 39115.0}, 'accuracy': 0.3470047697324099, 'macro avg': {'precision': 0.09422702481841234, 'recall': 0.12519123048261632, 'f1-score': 0.09027424709391794, 'support': 74218.0}, 'weighted avg': {'precision': 0.3842438076675077, 'recall': 0.3470047697324099, 'f1-score': 0.35459687268795004, 'support': 74218.0}}</text:p>
      <text:p text:style-name="Standard">Epoch 6/30</text:p>
      <text:p text:style-name="Standard">Training Loss: 2.3382 | Validation Loss: 2.3578</text:p>
      <text:p text:style-name="Standard"><text:soft-page-break/>Train Classification Report: {'0': {'precision': 0.04926484628604163, 'recall': 0.01963171511185512, 'f1-score': 0.02807552097502584, 'support': 13142.0}, '1': {'precision': 0.057809330628803245, 'recall': 0.013120540167267705, 'f1-score': 0.021387030204490023, 'support': 13033.0}, '2': {'precision': 0.29039155621606866, 'recall': 0.2544548534981064, 'f1-score': 0.27123805746581015, 'support': 75255.0}, '3': {'precision': 0.033271719038817, 'recall': 0.006276150627615063, 'f1-score': 0.010560281607509532, 'support': 2868.0}, '4': {'precision': 0.03431855500821018, 'recall': 0.03056002339523322, 'f1-score': 0.03233041998607781, 'support': 6839.0}, '5': {'precision': 0.07462686567164178, 'recall': 0.005681818181818182, 'f1-score': 0.010559662090813094, 'support': 880.0}, '6': {'precision': 0.053737269117900915, 'recall': 0.3329055715966207, 'f1-score': 0.09253726906556087, 'support': 9351.0}, '7': {'precision': 0.10815346245034947, 'recall': 0.592177358172469, 'f1-score': 0.18290222216436464, 'support': 11863.0}, '8': {'precision': 0.0, 'recall': 0.0, 'f1-score': 0.0, 'support': 2371.0}, '9': {'precision': 0.025830258302583026, 'recall': 0.006000857265323617, 'f1-score': 0.009739130434782608, 'support': 2333.0}, '10': {'precision': 0.0, 'recall': 0.0, 'f1-score': 0.0, 'support': 1001.0}, '11': {'precision': 0.5663422380175646, 'recall': 0.33195724850572383, 'f1-score': 0.41857178783995785, 'support': 157936.0}, 'accuracy': 0.2775270150098359, 'macro avg': {'precision': 0.10781217506149837, 'recall': 0.13273051137683609, 'f1-score': 0.08982511515286602, 'support': 296872.0}, 'weighted avg': {'precision': 0.38717593822739804, 'recall': 0.2775270150098359, 'f1-score': 0.30479726329407064, 'support': 296872.0}}</text:p>
      <text:p text:style-name="Standard">Validation Classification Report: {'0': {'precision': 0.06896551724137931, 'recall': 0.000617093489663684, 'f1-score': 0.0012232415902140672, 'support': 3241.0}, '1': {'precision': 0.04794520547945205, 'recall': 0.00208955223880597, 'f1-score': 0.004004576659038901, 'support': 3350.0}, '2': {'precision': 0.29919908466819223, 'recall': 0.3573530957636918, 'f1-score': 0.3257005988023952, 'support': 19026.0}, '3': {'precision': 0.011666666666666667, 'recall': 0.009320905459387484, 'f1-score': 0.010362694300518135, 'support': 751.0}, '4': {'precision': 0.033949290932531156, 'recall': 0.04401114206128134, 'f1-score': 0.03833090732654051, 'support': 1795.0}, '5': {'precision': 0.0, 'recall': 0.0, 'f1-score': 0.0, 'support': 216.0}, '6': {'precision': 0.056900946831755284, 'recall': 0.2624947501049979, 'f1-score': 0.09352787130564909, 'support': 2381.0}, '7': {'precision': 0.12260893906876924, 'recall': 0.4477001703577513, 'f1-score': 0.19249926750659244, 'support': 2935.0}, '8': {'precision': 0.0, 'recall': 0.0, 'f1-score': 0.0, 'support': 539.0}, '9': {'precision': 0.046511627906976744, 'recall': 0.003305785123966942, 'f1-score': 0.00617283950617284, 'support': 605.0}, '10': {'precision': 0.0, 'recall': 0.0, 'f1-score': 0.0, 'support': 264.0}, '11': {'precision': 0.5672896494783457, 'recall': 0.3864502109165282, 'f1-score': 0.4597253691397637, 'support': 39115.0}, 'accuracy': 0.3227114716106605, 'macro avg': {'precision': 0.1045864106895057, 'recall': 0.12611189212633953, 'f1-score': 0.09429561384474039, 'support': 74218.0}, 'weighted avg': {'precision': 0.3888464883630052, 'recall': 0.3227114716106605, 'f1-score': 0.3377120564580096, 'support': 74218.0}}</text:p>
      <text:p text:style-name="Standard">Epoch 7/30</text:p>
      <text:p text:style-name="Standard">Training Loss: 2.3245 | Validation Loss: 2.3408</text:p>
      <text:p text:style-name="Standard">Train Classification Report: {'0': {'precision': 0.05799043062200957, 'recall': 0.023055851468574036, 'f1-score': 0.03299395655251266, 'support': 13142.0}, '1': {'precision': 0.05363423212192263, 'recall': 0.014041279828128597, 'f1-score': 0.02225600486470052, 'support': 13033.0}, '2': {'precision': 0.2940663912078028, 'recall': 0.27804132615773036, 'f1-score': 0.28582942305459363, 'support': 75255.0}, '3': {'precision': 0.02959830866807611, 'recall': 0.019525801952580194, 'f1-score': 0.023529411764705882, 'support': 2868.0}, '4': {'precision': 0.033300362677217275, 'recall': 0.0738412048545109, 'f1-score': 0.045900745319032904, 'support': 6839.0}, '5': {'precision': 0.03496503496503497, 'recall': 0.005681818181818182, 'f1-score': 0.009775171065493646, 'support': 880.0}, '6': {'precision': 0.05478175494649959, 'recall': 0.3520479093145118, 'f1-score': 0.09481020678532341, 'support': 9351.0}, '7': {'precision': 0.11529726334101123, 'recall': 0.6033886875158054, 'f1-score': 0.1936007356719769, 'support': 11863.0}, '8': {'precision': 0.043478260869565216, 'recall': 0.0008435259384226065, 'f1-score': 0.0016549441456350847, 'support': 2371.0}, '9': {'precision': 0.02040816326530612, 'recall': <text:soft-page-break/>0.006000857265323617, 'f1-score': 0.009274594236502152, 'support': 2333.0}, '10': {'precision': 0.04285714285714286, 'recall': 0.002997002997002997, 'f1-score': 0.005602240896358543, 'support': 1001.0}, '11': {'precision': 0.5681312822646711, 'recall': 0.27663737210009115, 'f1-score': 0.3720932213133253, 'support': 157936.0}, 'accuracy': 0.2564606968659894, 'macro avg': {'precision': 0.11237571898385496, 'recall': 0.13800855313120833, 'f1-score': 0.09144338797251338, 'support': 296872.0}, 'weighted avg': {'precision': 0.3898532257669749, 'recall': 0.2564606968659894, 'f1-score': 0.2849884870834291, 'support': 296872.0}}</text:p>
      <text:p text:style-name="Standard">Validation Classification Report: {'0': {'precision': 0.03787878787878788, 'recall': 0.0015427337241592102, 'f1-score': 0.0029647198339756895, 'support': 3241.0}, '1': {'precision': 0.044444444444444446, 'recall': 0.0023880597014925373, 'f1-score': 0.00453257790368272, 'support': 3350.0}, '2': {'precision': 0.298089519650655, 'recall': 0.28702827709450224, 'f1-score': 0.29245434584694474, 'support': 19026.0}, '3': {'precision': 0.00980392156862745, 'recall': 0.0013315579227696406, 'f1-score': 0.002344665885111372, 'support': 751.0}, '4': {'precision': 0.03302286198137172, 'recall': 0.021727019498607242, 'f1-score': 0.02620967741935484, 'support': 1795.0}, '5': {'precision': 0.2, 'recall': 0.004629629629629629, 'f1-score': 0.00904977375565611, 'support': 216.0}, '6': {'precision': 0.053588662569208106, 'recall': 0.44309113817723644, 'f1-score': 0.09561355809316656, 'support': 2381.0}, '7': {'precision': 0.1077523443415458, 'recall': 0.6303236797274276, 'f1-score': 0.18404297652208515, 'support': 2935.0}, '8': {'precision': 0.0, 'recall': 0.0, 'f1-score': 0.0, 'support': 539.0}, '9': {'precision': 0.0, 'recall': 0.0, 'f1-score': 0.0, 'support': 605.0}, '10': {'precision': 0.0, 'recall': 0.0, 'f1-score': 0.0, 'support': 264.0}, '11': {'precision': 0.5697627663852031, 'recall': 0.253585580979164, 'f1-score': 0.35096596136154556, 'support': 39115.0}, 'accuracy': 0.24709639171090572, 'macro avg': {'precision': 0.11286194240165363, 'recall': 0.13713730637124905, 'f1-score': 0.0806815213851269, 'support': 74218.0}, 'weighted avg': {'precision': 0.3878178119460096, 'recall': 0.24709639171090572, 'f1-score': 0.27130408714585286, 'support': 74218.0}}</text:p>
      <text:p text:style-name="Standard">Epoch 8/30</text:p>
      <text:p text:style-name="Standard">Training Loss: 2.3132 | Validation Loss: 2.3437</text:p>
      <text:p text:style-name="Standard">Train Classification Report: {'0': {'precision': 0.05545641729581331, 'recall': 0.03074113529143205, 'f1-score': 0.03955549028246928, 'support': 13142.0}, '1': {'precision': 0.06234060640408048, 'recall': 0.016880227115783013, 'f1-score': 0.02656683975365294, 'support': 13033.0}, '2': {'precision': 0.2972643388480143, 'recall': 0.29152880207295195, 'f1-score': 0.29436863502797567, 'support': 75255.0}, '3': {'precision': 0.028491171749598716, 'recall': 0.024755927475592746, 'f1-score': 0.026492537313432835, 'support': 2868.0}, '4': {'precision': 0.03559231995143052, 'recall': 0.06857727737973388, 'f1-score': 0.04686250999200639, 'support': 6839.0}, '5': {'precision': 0.024844720496894408, 'recall': 0.00909090909090909, 'f1-score': 0.013311148086522463, 'support': 880.0}, '6': {'precision': 0.05544890609382685, 'recall': 0.37375681745267886, 'f1-score': 0.09657097068331906, 'support': 9351.0}, '7': {'precision': 0.1278255720803873, 'recall': 0.6187305066172132, 'f1-score': 0.21187847297394818, 'support': 11863.0}, '8': {'precision': 0.02348993288590604, 'recall': 0.0029523407844791226, 'f1-score': 0.005245410266017235, 'support': 2371.0}, '9': {'precision': 0.022813688212927757, 'recall': 0.015430775825117874, 'f1-score': 0.018409613909486068, 'support': 2333.0}, '10': {'precision': 0.022058823529411766, 'recall': 0.002997002997002997, 'f1-score': 0.005277044854881267, 'support': 1001.0}, '11': {'precision': 0.5712137020826841, 'recall': 0.2669119136865566, 'f1-score': 0.363820743521695, 'support': 157936.0}, 'accuracy': 0.2564977498719987, 'macro avg': {'precision': 0.11057001663591463, 'recall': 0.14352946964912094, 'f1-score': 0.09569661805545053, 'support': 296872.0}, 'weighted avg': {'precision': 0.39289666143174906, 'recall': 0.2564977498719987, 'f1-score': 0.2841783457432215, 'support': 296872.0}}</text:p>
      <text:p text:style-name="Standard">Validation Classification Report: {'0': {'precision': 0.05066344993968637, 'recall': 0.09071274298056156, 'f1-score': 0.06501547987616098, 'support': 3241.0}, '1': {'precision': 0.056128293241695305, 'recall': 0.014626865671641792, 'f1-score': 0.02320625147999053, 'support': 3350.0}, '2': {'precision': 0.3031452505136716, 'recall': 0.30242825607064017, 'f1-score': <text:soft-page-break/>0.3027863288341621, 'support': 19026.0}, '3': {'precision': 0.024793388429752067, 'recall': 0.011984021304926764, 'f1-score': 0.016157989228007184, 'support': 751.0}, '4': {'precision': 0.03048780487804878, 'recall': 0.008356545961002786, 'f1-score': 0.013117621337997376, 'support': 1795.0}, '5': {'precision': 0.0, 'recall': 0.0, 'f1-score': 0.0, 'support': 216.0}, '6': {'precision': 0.05528369263324957, 'recall': 0.3511129777404452, 'f1-score': 0.09552648117465579, 'support': 2381.0}, '7': {'precision': 0.14397526331046478, 'recall': 0.5076660988074957, 'f1-score': 0.22433002107798858, 'support': 2935.0}, '8': {'precision': 0.03125, 'recall': 0.0018552875695732839, 'f1-score': 0.003502626970227671, 'support': 539.0}, '9': {'precision': 0.023809523809523808, 'recall': 0.006611570247933884, 'f1-score': 0.010349288486416558, 'support': 605.0}, '10': {'precision': 0.0, 'recall': 0.0, 'f1-score': 0.0, 'support': 264.0}, '11': {'precision': 0.565632675338852, 'recall': 0.31793429630576503, 'f1-score': 0.40706371417816395, 'support': 39115.0}, 'accuracy': 0.2814411598264572, 'macro avg': {'precision': 0.10709744517457868, 'recall': 0.13444072188833214, 'f1-score': 0.09675465022031422, 'support': 74218.0}, 'weighted avg': {'precision': 0.3894390239849376, 'recall': 0.2814411598264572, 'f1-score': 0.30856737131744566, 'support': 74218.0}}</text:p>
      <text:p text:style-name="Standard">Epoch 9/30</text:p>
      <text:p text:style-name="Standard">Training Loss: 2.2956 | Validation Loss: 2.3339</text:p>
      <text:p text:style-name="Standard">Train Classification Report: {'0': {'precision': 0.05918319354080113, 'recall': 0.0574493988738396, 'f1-score': 0.058303409398046256, 'support': 13142.0}, '1': {'precision': 0.05555555555555555, 'recall': 0.02225120847080488, 'f1-score': 0.0317755985317482, 'support': 13033.0}, '2': {'precision': 0.3010297451585589, 'recall': 0.29289748189489073, 'f1-score': 0.29690793860328535, 'support': 75255.0}, '3': {'precision': 0.030582045379809273, 'recall': 0.032426778242677826, 'f1-score': 0.031477407344728384, 'support': 2868.0}, '4': {'precision': 0.03696585303350631, 'recall': 0.08436905980406492, 'f1-score': 0.051407697790449035, 'support': 6839.0}, '5': {'precision': 0.02627511591962906, 'recall': 0.019318181818181818, 'f1-score': 0.022265880812049773, 'support': 880.0}, '6': {'precision': 0.0564050824478986, 'recall': 0.38263287348946634, 'f1-score': 0.09831696091227589, 'support': 9351.0}, '7': {'precision': 0.140934694426822, 'recall': 0.6179718452330777, 'f1-score': 0.22952410770194112, 'support': 11863.0}, '8': {'precision': 0.01937046004842615, 'recall': 0.003374103753690426, 'f1-score': 0.005747126436781609, 'support': 2371.0}, '9': {'precision': 0.02512562814070352, 'recall': 0.02571795970852979, 'f1-score': 0.025418343571277275, 'support': 2333.0}, '10': {'precision': 0.03103448275862069, 'recall': 0.008991008991008992, 'f1-score': 0.0139426800929512, 'support': 1001.0}, '11': {'precision': 0.5710705545891441, 'recall': 0.2452765677236349, 'f1-score': 0.3431633963768437, 'support': 157936.0}, 'accuracy': 0.24757471233393516, 'macro avg': {'precision': 0.1127943675832896, 'recall': 0.14938970566698898, 'f1-score': 0.10068754563103148, 'support': 296872.0}, 'weighted avg': {'precision': 0.3942676901763927, 'recall': 0.24757471233393516, 'f1-score': 0.27591876210141153, 'support': 296872.0}}</text:p>
      <text:p text:style-name="Standard">Validation Classification Report: {'0': {'precision': 0.056129638327853455, 'recall': 0.07374267201481025, 'f1-score': 0.06374183224429925, 'support': 3241.0}, '1': {'precision': 0.05037313432835821, 'recall': 0.032238805970149255, 'f1-score': 0.039315617036767385, 'support': 3350.0}, '2': {'precision': 0.30247993414282776, 'recall': 0.3089982129717229, 'f1-score': 0.3057043315480214, 'support': 19026.0}, '3': {'precision': 0.017699115044247787, 'recall': 0.013315579227696404, 'f1-score': 0.015197568389057751, 'support': 751.0}, '4': {'precision': 0.03348003772398617, 'recall': 0.11866295264623955, 'f1-score': 0.0522250827510114, 'support': 1795.0}, '5': {'precision': 0.0, 'recall': 0.0, 'f1-score': 0.0, 'support': 216.0}, '6': {'precision': 0.05489761390817339, 'recall': 0.39521209575808486, 'f1-score': 0.09640405696137692, 'support': 2381.0}, '7': {'precision': 0.14081259441838276, 'recall': 0.6034071550255536, 'f1-score': 0.22833935018050538, 'support': 2935.0}, '8': {'precision': 0.0, 'recall': 0.0, 'f1-score': 0.0, 'support': 539.0}, '9': {'precision': 0.01545253863134658, 'recall': 0.011570247933884297, 'f1-score': 0.013232514177693763, 'support': 605.0}, '10': {'precision': 0.0, 'recall': 0.0, 'f1-score': 0.0, 'support': 264.0}, '11': {'precision': 0.568165402672445, 'recall': 0.16088457113639268, 'f1-score': 0.25076208882070494, 'support': 39115.0}, 'accuracy': 0.20831873669460238, 'macro avg': <text:soft-page-break/>{'precision': 0.10329083409980173, 'recall': 0.14316935772371114, 'f1-score': 0.08874353684245317, 'support': 74218.0}, 'weighted avg': {'precision': 0.3901502705903253, 'recall': 0.20831873669460238, 'f1-score': 0.2287324022812801, 'support': 74218.0}}</text:p>
      <text:p text:style-name="Standard">Epoch 10/30</text:p>
      <text:p text:style-name="Standard">Training Loss: 2.2808 | Validation Loss: 2.3301</text:p>
      <text:p text:style-name="Standard">Train Classification Report: {'0': {'precision': 0.06341429271365577, 'recall': 0.06893927864860752, 'f1-score': 0.0660614677895658, 'support': 13142.0}, '1': {'precision': 0.056027904948768255, 'recall': 0.01971917440343743, 'f1-score': 0.02917139614074915, 'support': 13033.0}, '2': {'precision': 0.30239651416122004, 'recall': 0.30432529400039865, 'f1-score': 0.30335783826743495, 'support': 75255.0}, '3': {'precision': 0.030644765873988723, 'recall': 0.04358437935843794, 'f1-score': 0.03598675687347056, 'support': 2868.0}, '4': {'precision': 0.03667976658330356, 'recall': 0.09007164790174002, 'f1-score': 0.05213049549358948, 'support': 6839.0}, '5': {'precision': 0.03367496339677892, 'recall': 0.026136363636363635, 'f1-score': 0.029430582213691617, 'support': 880.0}, '6': {'precision': 0.05837312828814245, 'recall': 0.3856272056464549, 'f1-score': 0.10139751989427213, 'support': 9351.0}, '7': {'precision': 0.15611814345991562, 'recall': 0.6206693079322263, 'f1-score': 0.24948327855521296, 'support': 11863.0}, '8': {'precision': 0.020689655172413793, 'recall': 0.0063264445381695485, 'f1-score': 0.009689922480620155, 'support': 2371.0}, '9': {'precision': 0.029943211151264842, 'recall': 0.04972138876982426, 'f1-score': 0.03737715482519736, 'support': 2333.0}, '10': {'precision': 0.03464203233256351, 'recall': 0.029970029970029972, 'f1-score': 0.032137118371719335, 'support': 1001.0}, '11': {'precision': 0.5737662886100386, 'recall': 0.24087605105865667, 'f1-score': 0.3393061006064931, 'support': 157936.0}, 'accuracy': 0.24927241370018055, 'macro avg': {'precision': 0.11636422222433784, 'recall': 0.1571638804886956, 'f1-score': 0.10712746929266805, 'support': 296872.0}, 'weighted avg': {'precision': 0.3970015584090746, 'recall': 0.24927241370018055, 'f1-score': 0.2768936637186001, 'support': 296872.0}}</text:p>
      <text:p text:style-name="Standard">Validation Classification Report: {'0': {'precision': 0.06036302237230899, 'recall': 0.08824436902190681, 'f1-score': 0.07168818147637548, 'support': 3241.0}, '1': {'precision': 0.04504504504504504, 'recall': 0.007462686567164179, 'f1-score': 0.012804097311139564, 'support': 3350.0}, '2': {'precision': 0.3147672093687518, 'recall': 0.23168296015978135, 'f1-score': 0.26690887072358466, 'support': 19026.0}, '3': {'precision': 0.020752269779507133, 'recall': 0.02130492676431425, 'f1-score': 0.02102496714848883, 'support': 751.0}, '4': {'precision': 0.03409090909090909, 'recall': 0.04178272980501393, 'f1-score': 0.03754693366708385, 'support': 1795.0}, '5': {'precision': 0.010416666666666666, 'recall': 0.009259259259259259, 'f1-score': 0.009803921568627453, 'support': 216.0}, '6': {'precision': 0.053450908911769054, 'recall': 0.4556908861822764, 'f1-score': 0.09567901234567902, 'support': 2381.0}, '7': {'precision': 0.1562930955226625, 'recall': 0.5792163543441227, 'f1-score': 0.24616275702287868, 'support': 2935.0}, '8': {'precision': 0.029411764705882353, 'recall': 0.0055658627087198514, 'f1-score': 0.0093603744149766, 'support': 539.0}, '9': {'precision': 0.011921965317919074, 'recall': 0.05454545454545454, 'f1-score': 0.019567150904239546, 'support': 605.0}, '10': {'precision': 0.01694915254237288, 'recall': 0.003787878787878788, 'f1-score': 0.006191950464396285, 'support': 264.0}, '11': {'precision': 0.5627372118053589, 'recall': 0.253969065575866, 'f1-score': 0.34998590755355125, 'support': 39115.0}, 'accuracy': 0.236708076207928, 'macro avg': {'precision': 0.10968326842742944, 'recall': 0.1460427028101465, 'f1-score': 0.09556034371675176, 'support': 74218.0}, 'weighted avg': {'precision': 0.39127057740698434, 'recall': 0.236708076207928, 'f1-score': 0.2707869206541221, 'support': 74218.0}}</text:p>
      <text:p text:style-name="Standard">Epoch 11/30</text:p>
      <text:p text:style-name="Standard">Training Loss: 2.2625 | Validation Loss: 2.3340</text:p>
      <text:p text:style-name="Standard">Train Classification Report: {'0': {'precision': 0.06209991026024529, 'recall': 0.07898341196164967, 'f1-score': 0.069531433164752, 'support': 13142.0}, '1': {'precision': 0.05456980247740208, 'recall': 0.025013427453387554, 'f1-score': 0.03430315147051086, 'support': 13033.0}, '2': {'precision': 0.30546096089935587, 'recall': 0.29679091090293, 'f1-score': <text:soft-page-break/>0.30106352865057223, 'support': 75255.0}, '3': {'precision': 0.032779906343124735, 'recall': 0.05369595536959554, 'f1-score': 0.04070843246100978, 'support': 2868.0}, '4': {'precision': 0.038532212261261765, 'recall': 0.10118438368182482, 'f1-score': 0.05581095249616905, 'support': 6839.0}, '5': {'precision': 0.039898132427843805, 'recall': 0.053409090909090906, 'f1-score': 0.0456754130223518, 'support': 880.0}, '6': {'precision': 0.058262843637268316, 'recall': 0.4007058068655759, 'f1-score': 0.10173357044920787, 'support': 9351.0}, '7': {'precision': 0.1681122955704165, 'recall': 0.6420804181067183, 'f1-score': 0.26645910585601346, 'support': 11863.0}, '8': {'precision': 0.022632519356759976, 'recall': 0.016026992830029525, 'f1-score': 0.018765432098765432, 'support': 2371.0}, '9': {'precision': 0.03383848868590409, 'recall': 0.06986712387483926, 'f1-score': 0.0455944055944056, 'support': 2333.0}, '10': {'precision': 0.028268551236749116, 'recall': 0.03196803196803197, 'f1-score': 0.030004688232536336, 'support': 1001.0}, '11': {'precision': 0.5739079693231077, 'recall': 0.21795537432884207, 'f1-score': 0.31592907358798805, 'support': 157936.0}, 'accuracy': 0.23785335093912527, 'macro avg': {'precision': 0.11819696603995328, 'recall': 0.16564007735437627, 'f1-score': 0.11046493225702354, 'support': 296872.0}, 'weighted avg': {'precision': 0.3983137499322869, 'recall': 0.23785335093912527, 'f1-score': 0.26525174689817804, 'support': 296872.0}}</text:p>
      <text:p text:style-name="Standard">Validation Classification Report: {'0': {'precision': 0.06352567496029646, 'recall': 0.037025609379821044, 'f1-score': 0.046783625730994156, 'support': 3241.0}, '1': {'precision': 0.06518518518518518, 'recall': 0.013134328358208954, 'f1-score': 0.02186335403726708, 'support': 3350.0}, '2': {'precision': 0.3128043540532799, 'recall': 0.3443708609271523, 'f1-score': 0.3278294806364455, 'support': 19026.0}, '3': {'precision': 0.02029520295202952, 'recall': 0.014647137150466045, 'f1-score': 0.017014694508894045, 'support': 751.0}, '4': {'precision': 0.03208556149732621, 'recall': 0.013370473537604457, 'f1-score': 0.018875344081793158, 'support': 1795.0}, '5': {'precision': 0.008333333333333333, 'recall': 0.009259259259259259, 'f1-score': 0.008771929824561405, 'support': 216.0}, '6': {'precision': 0.0523279769262464, 'recall': 0.4800503989920202, 'f1-score': 0.09436922060766184, 'support': 2381.0}, '7': {'precision': 0.19103267350345815, 'recall': 0.5458262350936968, 'f1-score': 0.28301386803285933, 'support': 2935.0}, '8': {'precision': 0.0, 'recall': 0.0, 'f1-score': 0.0, 'support': 539.0}, '9': {'precision': 0.02203856749311295, 'recall': 0.013223140495867768, 'f1-score': 0.01652892561983471, 'support': 605.0}, '10': {'precision': 0.006578947368421052, 'recall': 0.003787878787878788, 'f1-score': 0.004807692307692308, 'support': 264.0}, '11': {'precision': 0.5578476315215019, 'recall': 0.2613319698325451, 'f1-score': 0.35592541652883936, 'support': 39115.0}, 'accuracy': 0.26582500202107306, 'macro avg': {'precision': 0.11100459239951592, 'recall': 0.14466894098454341, 'f1-score': 0.09964862932640357, 'support': 74218.0}, 'weighted avg': {'precision': 0.3903481917544969, 'recall': 0.26582500202107306, 'f1-score': 0.28967819660852057, 'support': 74218.0}}</text:p>
      <text:p text:style-name="Standard">Epoch 12/30</text:p>
      <text:p text:style-name="Standard">Training Loss: 2.2507 | Validation Loss: 2.3343</text:p>
      <text:p text:style-name="Standard">Train Classification Report: {'0': {'precision': 0.061829052860443, 'recall': 0.10386546948714047, 'f1-score': 0.07751497771089469, 'support': 13142.0}, '1': {'precision': 0.06475103326116906, 'recall': 0.02524361236860278, 'f1-score': 0.036325494092966766, 'support': 13033.0}, '2': {'precision': 0.30816936025492636, 'recall': 0.2865723207760282, 'f1-score': 0.29697871051254515, 'support': 75255.0}, '3': {'precision': 0.03523547610862839, 'recall': 0.07147838214783822, 'f1-score': 0.047202394658070454, 'support': 2868.0}, '4': {'precision': 0.038111616553866634, 'recall': 0.10045328264366135, 'f1-score': 0.055258395334807954, 'support': 6839.0}, '5': {'precision': 0.03471074380165289, 'recall': 0.0715909090909091, 'f1-score': 0.04675324675324675, 'support': 880.0}, '6': {'precision': 0.058543461237274864, 'recall': 0.3997433429579724, 'f1-score': 0.1021297523257879, 'support': 9351.0}, '7': {'precision': 0.17698299304051252, 'recall': 0.6473910477956673, 'f1-score': 0.2779738313697812, 'support': 11863.0}, '8': {'precision': 0.024493641073951956, 'recall': 0.021931674398987768, 'f1-score': 0.023141967067200713, 'support': 2371.0}, '9': {'precision': 0.028498727735368958, 'recall': 0.07201028718388341, 'f1-score': 0.04083616917841516, 'support': 2333.0}, '10': {'precision': <text:soft-page-break/>0.03106332138590203, 'recall': 0.05194805194805195, 'f1-score': 0.038878504672897204, 'support': 1001.0}, '11': {'precision': 0.5731912212538066, 'recall': 0.20736880761827575, 'f1-score': 0.3045556413141523, 'support': 157936.0}, 'accuracy': 0.23126465277964914, 'macro avg': {'precision': 0.1196317207139586, 'recall': 0.17163309903475155, 'f1-score': 0.11229575708256388, 'support': 296872.0}, 'weighted avg': {'precision': 0.3993982699369322, 'recall': 0.23126465277964914, 'f1-score': 0.2591610955692892, 'support': 296872.0}}</text:p>
      <text:p text:style-name="Standard">Validation Classification Report: {'0': {'precision': 0.05887653950135176, 'recall': 0.06047516198704104, 'f1-score': 0.05966514459665144, 'support': 3241.0}, '1': {'precision': 0.05263157894736842, 'recall': 0.004477611940298508, 'f1-score': 0.008253094910591473, 'support': 3350.0}, '2': {'precision': 0.3032280619974362, 'recall': 0.41028066855881423, 'f1-score': 0.34872344702807745, 'support': 19026.0}, '3': {'precision': 0.014675052410901468, 'recall': 0.009320905459387484, 'f1-score': 0.011400651465798047, 'support': 751.0}, '4': {'precision': 0.034782608695652174, 'recall': 0.020055710306406686, 'f1-score': 0.025441696113074203, 'support': 1795.0}, '5': {'precision': 0.0, 'recall': 0.0, 'f1-score': 0.0, 'support': 216.0}, '6': {'precision': 0.06199061496665843, 'recall': 0.31625367492650147, 'f1-score': 0.10366189427312775, 'support': 2381.0}, '7': {'precision': 0.18977606876272338, 'recall': 0.5717206132879046, 'f1-score': 0.2849622144858623, 'support': 2935.0}, '8': {'precision': 0.041666666666666664, 'recall': 0.0018552875695732839, 'f1-score': 0.003552397868561279, 'support': 539.0}, '9': {'precision': 0.01777362020579981, 'recall': 0.03140495867768595, 'f1-score': 0.022700119474313024, 'support': 605.0}, '10': {'precision': 0.01238390092879257, 'recall': 0.015151515151515152, 'f1-score': 0.013628620102214651, 'support': 264.0}, '11': {'precision': 0.5745088643986583, 'recall': 0.30653202096382465, 'f1-score': 0.3997666083187464, 'support': 39115.0}, 'accuracy': 0.30322832735993965, 'macro avg': {'precision': 0.11352446479016742, 'recall': 0.14562734406907943, 'f1-score': 0.10681299071975152, 'support': 74218.0}, 'weighted avg': {'precision': 0.3964374528947268, 'recall': 0.30322832735993965, 'f1-score': 0.31864729396004204, 'support': 74218.0}}</text:p>
      <text:p text:style-name="Standard">Epoch 13/30</text:p>
      <text:p text:style-name="Standard">Training Loss: 2.2373 | Validation Loss: 2.3451</text:p>
      <text:p text:style-name="Standard">Train Classification Report: {'0': {'precision': 0.06202414113277623, 'recall': 0.10165880383503272, 'f1-score': 0.07704284643330835, 'support': 13142.0}, '1': {'precision': 0.05459490965611036, 'recall': 0.02156065372515921, 'f1-score': 0.030913091309130912, 'support': 13033.0}, '2': {'precision': 0.3059759302808134, 'recall': 0.293920669722942, 'f1-score': 0.29982717137144604, 'support': 75255.0}, '3': {'precision': 0.03532357980756557, 'recall': 0.09344490934449093, 'f1-score': 0.051267336202773794, 'support': 2868.0}, '4': {'precision': 0.03913114664629155, 'recall': 0.1048398888726422, 'f1-score': 0.05699070026230029, 'support': 6839.0}, '5': {'precision': 0.028906577293674067, 'recall': 0.07840909090909091, 'f1-score': 0.04224058769513315, 'support': 880.0}, '6': {'precision': 0.06022470448596003, 'recall': 0.39610736819591486, 'f1-score': 0.1045530245293138, 'support': 9351.0}, '7': {'precision': 0.18616255637654736, 'recall': 0.6541347045435387, 'f1-score': 0.2898388331745943, 'support': 11863.0}, '8': {'precision': 0.025908900961136648, 'recall': 0.026149304091100802, 'f1-score': 0.026028547439126786, 'support': 2371.0}, '9': {'precision': 0.03261336003432985, 'recall': 0.0977282468924132, 'f1-score': 0.048906048906048896, 'support': 2333.0}, '10': {'precision': 0.02963272120200334, 'recall': 0.07092907092907093, 'f1-score': 0.041801589637915804, 'support': 1001.0}, '11': {'precision': 0.5717266753308561, 'recall': 0.19776365109917943, 'f1-score': 0.29387440195326653, 'support': 157936.0}, 'accuracy': 0.22854630952060148, 'macro avg': {'precision': 0.11935210026733871, 'recall': 0.17805386351338134, 'f1-score': 0.11360701490952989, 'support': 296872.0}, 'weighted avg': {'precision': 0.39809160251043413, 'recall': 0.22854630952060148, 'f1-score': 0.2546548103944805, 'support': 296872.0}}</text:p>
      <text:p text:style-name="Standard">Validation Classification Report: {'0': {'precision': 0.05130039011703511, 'recall': 0.24344338167232335, 'f1-score': 0.08474303206057678, 'support': 3241.0}, '1': {'precision': 0.07493540051679587, 'recall': 0.008656716417910448, 'f1-score': 0.015520470966015519, 'support': 3350.0}, '2': {'precision': 0.308454709988796, 'recall': 0.1881110059918007, 'f1-score': <text:soft-page-break/>0.2337000881517516, 'support': 19026.0}, '3': {'precision': 0.017890772128060263, 'recall': 0.02529960053262317, 'f1-score': 0.020959735245449532, 'support': 751.0}, '4': {'precision': 0.030480167014613778, 'recall': 0.040668523676880224, 'f1-score': 0.03484486873508353, 'support': 1795.0}, '5': {'precision': 0.004728132387706856, 'recall': 0.009259259259259259, 'f1-score': 0.006259780907668231, 'support': 216.0}, '6': {'precision': 0.05814423465558058, 'recall': 0.4229315413691726, 'f1-score': 0.10223350253807108, 'support': 2381.0}, '7': {'precision': 0.15525039059287887, 'recall': 0.6432708688245315, 'f1-score': 0.25013248542660305, 'support': 2935.0}, '8': {'precision': 0.013289036544850499, 'recall': 0.014842300556586271, 'f1-score': 0.014022787028921999, 'support': 539.0}, '9': {'precision': 0.016960886119764623, 'recall': 0.08099173553719008, 'f1-score': 0.028048082427017743, 'support': 605.0}, '10': {'precision': 0.011904761904761904, 'recall': 0.003787878787878788, 'f1-score': 0.005747126436781609, 'support': 264.0}, '11': {'precision': 0.5759104206597397, 'recall': 0.14595423750479355, 'f1-score': 0.2328873296891572, 'support': 39115.0}, 'accuracy': 0.17722115928750437, 'macro avg': {'precision': 0.10993744188588202, 'recall': 0.15226808751091253, 'f1-score': 0.08575827413442483, 'support': 74218.0}, 'weighted avg': {'precision': 0.39743096043757986, 'recall': 0.17722115928750437, 'f1-score': 0.2016445116220112, 'support': 74218.0}}</text:p>
      <text:p text:style-name="Standard">Epoch 14/30</text:p>
      <text:p text:style-name="Standard">Training Loss: 2.2324 | Validation Loss: 2.3602</text:p>
      <text:p text:style-name="Standard">Train Classification Report: {'0': {'precision': 0.061672258520218966, 'recall': 0.1063004108963628, 'f1-score': 0.07805777504609712, 'support': 13142.0}, '1': {'precision': 0.058919006654763836, 'recall': 0.02785237474104197, 'f1-score': 0.037824320100031256, 'support': 13033.0}, '2': {'precision': 0.3100126454582913, 'recall': 0.2899342236396253, 'f1-score': 0.29963745227828287, 'support': 75255.0}, '3': {'precision': 0.03265899775221473, 'recall': 0.08612273361227336, 'f1-score': 0.04735883424408014, 'support': 2868.0}, '4': {'precision': 0.041432929829741165, 'recall': 0.12311741482672905, 'f1-score': 0.062000662714922126, 'support': 6839.0}, '5': {'precision': 0.027679433537174124, 'recall': 0.09772727272727273, 'f1-score': 0.043140205668422374, 'support': 880.0}, '6': {'precision': 0.06112306913142568, 'recall': 0.4130039567960646, 'f1-score': 0.10648652374715654, 'support': 9351.0}, '7': {'precision': 0.19342521178404348, 'recall': 0.644777880805867, 'f1-score': 0.29758014316837844, 'support': 11863.0}, '8': {'precision': 0.02639430801009869, 'recall': 0.04850274145929987, 'f1-score': 0.034185493460166465, 'support': 2371.0}, '9': {'precision': 0.03281457353118591, 'recall': 0.11658808401200171, 'f1-score': 0.05121446055356806, 'support': 2333.0}, '10': {'precision': 0.03169276659209545, 'recall': 0.08491508491508491, 'f1-score': 0.04615802335052946, 'support': 1001.0}, '11': {'precision': 0.57656953669621, 'recall': 0.17752760611893426, 'f1-score': 0.2714690291191635, 'support': 157936.0}, 'accuracy': 0.21819167856854133, 'macro avg': {'precision': 0.12119956145812194, 'recall': 0.1846974820458798, 'f1-score': 0.11459274362089987, 'support': 296872.0}, 'weighted avg': {'precision': 0.40222010429253424, 'recall': 0.21819167856854133, 'f1-score': 0.24358393446468185, 'support': 296872.0}}</text:p>
      <text:p text:style-name="Standard">Validation Classification Report: {'0': {'precision': 0.053800437910541135, 'recall': 0.05307004011107683, 'f1-score': 0.053432743087915506, 'support': 3241.0}, '1': {'precision': 0.03854389721627409, 'recall': 0.005373134328358209, 'f1-score': 0.009431490699502226, 'support': 3350.0}, '2': {'precision': 0.3017136187596159, 'recall': 0.2989067591716598, 'f1-score': 0.3003036303630363, 'support': 19026.0}, '3': {'precision': 0.01568627450980392, 'recall': 0.015978695073235686, 'f1-score': 0.0158311345646438, 'support': 751.0}, '4': {'precision': 0.03467000835421888, 'recall': 0.09247910863509749, 'f1-score': 0.050432933313079145, 'support': 1795.0}, '5': {'precision': 0.005128205128205128, 'recall': 0.037037037037037035, 'f1-score': 0.009009009009009009, 'support': 216.0}, '6': {'precision': 0.05996557000765111, 'recall': 0.2633347333053339, 'f1-score': 0.09768637532133675, 'support': 2381.0}, '7': {'precision': 0.1575051975051975, 'recall': 0.6453151618398637, 'f1-score': 0.25320855614973264, 'support': 2935.0}, '8': {'precision': 0.021875, 'recall': 0.025974025974025976, 'f1-score': 0.023748939779474128, 'support': 539.0}, '9': {'precision': 0.014123006833712985, 'recall': 0.0512396694214876, 'f1-score': 0.02214285714285714, 'support': 605.0}, '10': {'precision': <text:soft-page-break/>0.004291845493562232, 'recall': 0.015151515151515152, 'f1-score': 0.006688963210702342, 'support': 264.0}, '11': {'precision': 0.5728848669864806, 'recall': 0.2686693084494439, 'f1-score': 0.36579125985485295, 'support': 39115.0}, 'accuracy': 0.2579158694656283, 'macro avg': {'precision': 0.1066823273921053, 'recall': 0.14771076570817795, 'f1-score': 0.1006423243746785, 'support': 74218.0}, 'weighted avg': {'precision': 0.39281479931162616, 'recall': 0.2579158694656283, 'f1-score': 0.2874552887889959, 'support': 74218.0}}</text:p>
      <text:p text:style-name="Standard">Epoch 15/30</text:p>
      <text:p text:style-name="Standard">Early stopping triggered.</text:p>
      <text:p text:style-name="Standard">Confusion Matrix:</text:p>
      <text:p text:style-name="Standard"><text:s/>[[ <text:s/>428 <text:s text:c="3"/>64 <text:s text:c="2"/>948 <text:s text:c="3"/>25 <text:s text:c="3"/>71 <text:s text:c="3"/>40 <text:s text:c="2"/>611 <text:s text:c="2"/>501 <text:s text:c="3"/>21 <text:s text:c="3"/>94 <text:s text:c="3"/>25 <text:s text:c="2"/>413]</text:p>
      <text:p text:style-name="Standard"><text:s/>[ <text:s/>358 <text:s text:c="3"/>59 <text:s text:c="2"/>964 <text:s text:c="3"/>25 <text:s text:c="3"/>49 <text:s text:c="3"/>32 <text:s text:c="2"/>704 <text:s text:c="2"/>548 <text:s text:c="3"/>25 <text:s text:c="3"/>98 <text:s text:c="3"/>33 <text:s text:c="2"/>455]</text:p>
      <text:p text:style-name="Standard"><text:s/>[ 2007 <text:s text:c="2"/>301 <text:s/>6276 <text:s text:c="2"/>177 <text:s text:c="2"/>233 <text:s text:c="2"/>220 <text:s/>3312 <text:s/>3377 <text:s text:c="2"/>151 <text:s text:c="2"/>537 <text:s text:c="2"/>130 <text:s/>2305]</text:p>
      <text:p text:style-name="Standard"><text:s/>[ <text:s/>105 <text:s text:c="4"/>9 <text:s text:c="2"/>178 <text:s text:c="3"/>13 <text:s text:c="3"/>15 <text:s text:c="4"/>7 <text:s text:c="2"/>229 <text:s text:c="3"/>41 <text:s text:c="4"/>6 <text:s text:c="3"/>17 <text:s text:c="4"/>5 <text:s text:c="2"/>126]</text:p>
      <text:p text:style-name="Standard"><text:s/>[ <text:s/>219 <text:s text:c="3"/>30 <text:s text:c="2"/>413 <text:s text:c="3"/>20 <text:s text:c="3"/>44 <text:s text:c="3"/>26 <text:s text:c="2"/>516 <text:s text:c="2"/>132 <text:s text:c="3"/>16 <text:s text:c="3"/>45 <text:s text:c="3"/>10 <text:s text:c="2"/>324]</text:p>
      <text:p text:style-name="Standard"><text:s/>[ <text:s text:c="2"/>29 <text:s text:c="4"/>1 <text:s text:c="3"/>52 <text:s text:c="4"/>1 <text:s text:c="4"/>2 <text:s text:c="4"/>9 <text:s text:c="3"/>58 <text:s text:c="3"/>24 <text:s text:c="4"/>2 <text:s text:c="4"/>4 <text:s text:c="4"/>3 <text:s text:c="3"/>31]</text:p>
      <text:p text:style-name="Standard"><text:s/>[ <text:s/>253 <text:s text:c="3"/>34 <text:s text:c="2"/>468 <text:s text:c="3"/>25 <text:s text:c="3"/>49 <text:s text:c="3"/>21 <text:s text:c="2"/>930 <text:s text:c="2"/>152 <text:s text:c="3"/>26 <text:s text:c="3"/>52 <text:s text:c="3"/>17 <text:s text:c="2"/>354]</text:p>
      <text:p text:style-name="Standard"><text:s/>[ <text:s/>118 <text:s text:c="3"/>38 <text:s text:c="2"/>552 <text:s text:c="4"/>7 <text:s text:c="4"/>7 <text:s text:c="3"/>11 <text:s text:c="2"/>186 <text:s/>1803 <text:s text:c="4"/>6 <text:s text:c="3"/>65 <text:s text:c="3"/>14 <text:s text:c="2"/>128]</text:p>
      <text:p text:style-name="Standard"><text:s/>[ <text:s text:c="2"/>62 <text:s text:c="3"/>12 <text:s text:c="2"/>156 <text:s text:c="4"/>3 <text:s text:c="4"/>8 <text:s text:c="4"/>5 <text:s text:c="2"/>127 <text:s text:c="3"/>53 <text:s text:c="3"/>13 <text:s text:c="3"/>14 <text:s text:c="4"/>3 <text:s text:c="3"/>83]</text:p>
      <text:p text:style-name="Standard"><text:s/>[ <text:s text:c="2"/>40 <text:s text:c="3"/>12 <text:s text:c="2"/>158 <text:s text:c="4"/>3 <text:s text:c="4"/>7 <text:s text:c="4"/>5 <text:s text:c="2"/>127 <text:s text:c="2"/>144 <text:s text:c="4"/>5 <text:s text:c="3"/>27 <text:s text:c="4"/>4 <text:s text:c="3"/>73]</text:p>
      <text:p text:style-name="Standard"><text:s/>[ <text:s text:c="2"/>21 <text:s text:c="4"/>3 <text:s text:c="3"/>79 <text:s text:c="4"/>4 <text:s text:c="4"/>2 <text:s text:c="4"/>7 <text:s text:c="3"/>52 <text:s text:c="3"/>42 <text:s text:c="4"/>1 <text:s text:c="3"/>10 <text:s text:c="4"/>7 <text:s text:c="3"/>36]</text:p>
      <text:p text:style-name="Standard"><text:s/>[ 4466 <text:s text:c="2"/>707 10638 <text:s text:c="2"/>380 <text:s text:c="2"/>695 <text:s text:c="2"/>394 <text:s/>9772 <text:s/>4628 <text:s text:c="2"/>309 <text:s/>1072 <text:s text:c="2"/>321 <text:s/>5733]]</text:p>
      <text:p text:style-name="Standard">/home/pratik/Desktop/Pratik/English-accent-Recognition-main/lstm.py:193: UserWarning: Matplotlib is currently using agg, which is a non-GUI backend, so cannot show the figure.</text:p>
      <text:p text:style-name="Standard"><text:s text:c="2"/>plt.show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2T15:22:13.206628326</meta:creation-date>
    <dc:date>2024-11-12T15:22:37.658036289</dc:date>
    <meta:editing-duration>PT24S</meta:editing-duration>
    <meta:editing-cycles>1</meta:editing-cycles>
    <meta:document-statistic meta:table-count="0" meta:image-count="0" meta:object-count="0" meta:page-count="21" meta:paragraph-count="179" meta:word-count="6803" meta:character-count="87491" meta:non-whitespace-character-count="80186"/>
    <meta:generator>LibreOffice/6.4.7.2$Linux_X86_64 LibreOffice_project/40$Build-2</meta:generator>
  </office:meta>
</office:document-meta>
</file>